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3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8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8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8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35cm solid #000000" fo:border-left="none" fo:border-right="none" fo:border-top="none"/>
    </style:style>
    <style:style style:name="ce76" style:family="table-cell" style:parent-style-name="Default">
      <style:table-cell-properties fo:border-bottom="none" fo:border-left="0.002cm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8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fo:border-bottom="0.088cm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0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C</text:p>
          </table:table-cell>
          <table:table-cell table:style-name="ce25" office:value-type="string" table:number-columns-spanned="2" table:number-rows-spanned="1">
            <text:p>E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Erindale 2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Cindy Li #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Qian Zhang #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55" table:formula="of:=[Calculations.Y42]" office:value-type="float" office:value="120" table:number-columns-spanned="1" table:number-rows-spanned="3">
            <text:p>1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Joanne Ter #</text:p>
          </table:table-cell>
          <table:covered-table-cell table:style-name="ce26" table:content-validation-name="val2"/>
          <table:table-cell table:number-columns-repeated="9" table:style-name="ce33"/>
          <table:table-cell table:style-name="ce33" office:value-type="string">
            <text:p>c</text:p>
          </table:table-cell>
          <table:table-cell table:style-name="ce33" office:value-type="string">
            <text:p>e</text:p>
          </table:table-cell>
          <table:table-cell table:number-columns-repeated="3" table:style-name="ce33"/>
          <table:table-cell table:style-name="ce33" office:value-type="string">
            <text:p>c</text:p>
          </table:table-cell>
          <table:table-cell table:style-name="ce49" office:value-type="string">
            <text:p>c</text:p>
          </table:table-cell>
          <table:table-cell table:number-columns-repeated="5" table:style-name="ce49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0" table:content-validation-name="val2" office:value-type="string" table:number-columns-spanned="2" table:number-rows-spanned="1">
            <text:p>Esther Zhu #</text:p>
          </table:table-cell>
          <table:covered-table-cell table:style-name="ce26" table:content-validation-name="val2"/>
          <table:table-cell table:style-name="ce33" office:value-type="string">
            <text:p>c</text:p>
          </table:table-cell>
          <table:table-cell table:number-columns-repeated="2" table:style-name="ce33"/>
          <table:table-cell table:style-name="ce33" office:value-type="string">
            <text:p>e</text:p>
          </table:table-cell>
          <table:table-cell table:number-columns-repeated="11" table:style-name="ce33"/>
          <table:table-cell table:style-name="ce49"/>
          <table:table-cell table:style-name="ce49" office:value-type="string">
            <text:p>c</text:p>
          </table:table-cell>
          <table:table-cell table:number-columns-repeated="4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 office:value-type="float" office:value="40">
            <text:p>40</text:p>
          </table:table-cell>
          <table:table-cell table:style-name="ce27" table:formula="of:=[Calculations.F7]">
            <text:p/>
          </table:table-cell>
          <table:table-cell table:style-name="ce27" table:formula="of:=[Calculations.G7]">
            <text:p/>
          </table:table-cell>
          <table:table-cell table:style-name="ce27" table:formula="of:=[Calculations.H7]">
            <text:p/>
          </table:table-cell>
          <table:table-cell table:style-name="ce27" table:formula="of:=[Calculations.I7]">
            <text:p/>
          </table:table-cell>
          <table:table-cell table:style-name="ce27" table:formula="of:=[Calculations.J7]">
            <text:p/>
          </table:table-cell>
          <table:table-cell table:style-name="ce27" table:formula="of:=[Calculations.K7]">
            <text:p/>
          </table:table-cell>
          <table:table-cell table:style-name="ce27" table:formula="of:=[Calculations.L7]">
            <text:p/>
          </table:table-cell>
          <table:table-cell table:style-name="ce27" table:formula="of:=[Calculations.M7]">
            <text:p/>
          </table:table-cell>
          <table:table-cell table:style-name="ce27" table:formula="of:=[Calculations.N7]" office:value-type="float" office:value="60">
            <text:p>60</text:p>
          </table:table-cell>
          <table:table-cell table:style-name="ce27" table:formula="of:=[Calculations.O7]">
            <text:p/>
          </table:table-cell>
          <table:table-cell table:style-name="ce27" table:formula="of:=[Calculations.P7]">
            <text:p/>
          </table:table-cell>
          <table:table-cell table:style-name="ce45" table:formula="of:=[Calculations.Q7]">
            <text:p/>
          </table:table-cell>
          <table:table-cell table:style-name="ce27" table:formula="of:=[Calculations.R7]">
            <text:p/>
          </table:table-cell>
          <table:table-cell table:style-name="ce27" table:formula="of:=[Calculations.S7]" office:value-type="float" office:value="80">
            <text:p>80</text:p>
          </table:table-cell>
          <table:table-cell table:style-name="ce45" table:formula="of:=[Calculations.T7]" office:value-type="float" office:value="100">
            <text:p>100</text:p>
          </table:table-cell>
          <table:table-cell table:style-name="ce27" table:formula="of:=[Calculations.U7]" office:value-type="float" office:value="120">
            <text:p>120</text:p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6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Avalon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Beatrice Kusinza #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Will Shevkenek #</text:p>
          </table:table-cell>
          <table:covered-table-cell table:style-name="ce28" table:content-validation-name="val3"/>
          <table:table-cell table:style-name="ce34"/>
          <table:table-cell table:style-name="ce34" office:value-type="string">
            <text:p>c</text:p>
          </table:table-cell>
          <table:table-cell table:number-columns-repeated="6" table:style-name="ce34"/>
          <table:table-cell table:style-name="ce34" office:value-type="string">
            <text:p>c</text:p>
          </table:table-cell>
          <table:table-cell table:number-columns-repeated="2" table:style-name="ce34"/>
          <table:table-cell table:style-name="ce34" office:value-type="string">
            <text:p>e</text:p>
          </table:table-cell>
          <table:table-cell table:style-name="ce47" office:value-type="string">
            <text:p>c</text:p>
          </table:table-cell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2" table:content-validation-name="val3" office:value-type="string" table:number-columns-spanned="2" table:number-rows-spanned="1">
            <text:p>Neil Wyatt #</text:p>
          </table:table-cell>
          <table:covered-table-cell table:style-name="ce28" table:content-validation-name="val3"/>
          <table:table-cell table:number-columns-repeated="2" table:style-name="ce34"/>
          <table:table-cell table:style-name="ce34" office:value-type="string">
            <text:p>e</text:p>
          </table:table-cell>
          <table:table-cell table:number-columns-repeated="2" table:style-name="ce34"/>
          <table:table-cell table:style-name="ce34" office:value-type="string">
            <text:p>e</text:p>
          </table:table-cell>
          <table:table-cell table:number-columns-repeated="6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>
            <text:p/>
          </table:table-cell>
          <table:table-cell table:style-name="ce27" table:formula="of:=[Calculations.F58]" office:value-type="float" office:value="40">
            <text:p>40</text:p>
          </table:table-cell>
          <table:table-cell table:style-name="ce27" table:formula="of:=[Calculations.G58]">
            <text:p/>
          </table:table-cell>
          <table:table-cell table:style-name="ce27" table:formula="of:=[Calculations.H58]">
            <text:p/>
          </table:table-cell>
          <table:table-cell table:style-name="ce27" table:formula="of:=[Calculations.I58]">
            <text:p/>
          </table:table-cell>
          <table:table-cell table:style-name="ce27" table:formula="of:=[Calculations.J58]" office:value-type="float" office:value="30">
            <text:p>30</text:p>
          </table:table-cell>
          <table:table-cell table:style-name="ce27" table:formula="of:=[Calculations.K58]">
            <text:p/>
          </table:table-cell>
          <table:table-cell table:style-name="ce27" table:formula="of:=[Calculations.L58]">
            <text:p/>
          </table:table-cell>
          <table:table-cell table:style-name="ce27" table:formula="of:=[Calculations.M58]" office:value-type="float" office:value="50">
            <text:p>50</text:p>
          </table:table-cell>
          <table:table-cell table:style-name="ce27" table:formula="of:=[Calculations.N58]">
            <text:p/>
          </table:table-cell>
          <table:table-cell table:style-name="ce27" table:formula="of:=[Calculations.O58]">
            <text:p/>
          </table:table-cell>
          <table:table-cell table:style-name="ce27" table:formula="of:=[Calculations.P58]" office:value-type="float" office:value="40">
            <text:p>40</text:p>
          </table:table-cell>
          <table:table-cell table:style-name="ce45" table:formula="of:=[Calculations.Q58]" office:value-type="float" office:value="60">
            <text:p>60</text:p>
          </table:table-cell>
          <table:table-cell table:style-name="ce27" table:formula="of:=[Calculations.R58]">
            <text:p/>
          </table:table-cell>
          <table:table-cell table:style-name="ce27" table:formula="of:=[Calculations.S58]">
            <text:p/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Avalo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number-columns-repeated="2" table:style-name="ce38" office:value-type="string">
            <text:p>x</text:p>
          </table:table-cell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Chito Kusinza #</text:p>
          </table:table-cell>
          <table:covered-table-cell table:style-name="ce29" table:content-validation-name="val4"/>
          <table:table-cell table:number-columns-repeated="7" table:style-name="ce35"/>
          <table:table-cell table:style-name="ce35" office:value-type="string">
            <text:p>e</text:p>
          </table:table-cell>
          <table:table-cell table:number-columns-repeated="4" table:style-name="ce35"/>
          <table:table-cell table:style-name="ce48"/>
          <table:table-cell table:style-name="ce35" office:value-type="string">
            <text:p>c</text:p>
          </table:table-cell>
          <table:table-cell table:style-name="ce35"/>
          <table:table-cell table:style-name="ce51"/>
          <table:table-cell table:style-name="ce54"/>
          <table:table-cell table:style-name="ce54" office:value-type="string">
            <text:p>c</text:p>
          </table:table-cell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Aimee Wyatt #</text:p>
          </table:table-cell>
          <table:covered-table-cell table:style-name="ce29" table:content-validation-name="val4"/>
          <table:table-cell table:number-columns-repeated="11" table:style-name="ce35"/>
          <table:table-cell table:style-name="ce35" office:value-type="string">
            <text:p>mb</text:p>
          </table:table-cell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Kiera Omit #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3" table:content-validation-name="val4" office:value-type="string" table:number-columns-spanned="2" table:number-rows-spanned="1">
            <text:p>Elijah Zhao #</text:p>
          </table:table-cell>
          <table:covered-table-cell table:style-name="ce29" table:content-validation-name="val4"/>
          <table:table-cell table:number-columns-repeated="4" table:style-name="ce35"/>
          <table:table-cell table:style-name="ce35" office:value-type="string">
            <text:p>b</text:p>
          </table:table-cell>
          <table:table-cell table:style-name="ce35"/>
          <table:table-cell table:style-name="ce35" office:value-type="string">
            <text:p>c</text:p>
          </table:table-cell>
          <table:table-cell table:number-columns-repeated="5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>
            <text:p/>
          </table:table-cell>
          <table:table-cell table:style-name="ce27" table:formula="of:=[Calculations.F109]">
            <text:p/>
          </table:table-cell>
          <table:table-cell table:style-name="ce27" table:formula="of:=[Calculations.G109]">
            <text:p/>
          </table:table-cell>
          <table:table-cell table:style-name="ce27" table:formula="of:=[Calculations.H109]">
            <text:p/>
          </table:table-cell>
          <table:table-cell table:style-name="ce27" table:formula="of:=[Calculations.I109]" office:value-type="float" office:value="40">
            <text:p>40</text:p>
          </table:table-cell>
          <table:table-cell table:style-name="ce27" table:formula="of:=[Calculations.J109]">
            <text:p/>
          </table:table-cell>
          <table:table-cell table:style-name="ce27" table:formula="of:=[Calculations.K109]" office:value-type="float" office:value="60">
            <text:p>60</text:p>
          </table:table-cell>
          <table:table-cell table:style-name="ce27" table:formula="of:=[Calculations.L109]">
            <text:p/>
          </table:table-cell>
          <table:table-cell table:style-name="ce27" table:formula="of:=[Calculations.M109]">
            <text:p/>
          </table:table-cell>
          <table:table-cell table:style-name="ce27" table:formula="of:=[Calculations.N109]">
            <text:p/>
          </table:table-cell>
          <table:table-cell table:style-name="ce27" table:formula="of:=[Calculations.O109]">
            <text:p/>
          </table:table-cell>
          <table:table-cell table:style-name="ce27" table:formula="of:=[Calculations.P109]">
            <text:p/>
          </table:table-cell>
          <table:table-cell table:style-name="ce27" table:formula="of:=[Calculations.Q109]">
            <text:p/>
          </table:table-cell>
          <table:table-cell table:style-name="ce27" table:formula="of:=[Calculations.R109]" office:value-type="float" office:value="80">
            <text:p>80</text:p>
          </table:table-cell>
          <table:table-cell table:style-name="ce27" table:formula="of:=[Calculations.S109]">
            <text:p/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 office:value-type="float" office:value="100">
            <text:p>100</text:p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 office:value-type="string">
            <text:p>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CE">
            <text:p>Quiz CE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Erindale 2">
            <text:p>Erindale 2</text:p>
          </table:table-cell>
          <table:table-cell table:style-name="ce65" table:formula="of:=[Calculations.AC16]" office:value-type="float" office:value="1">
            <text:p>1</text:p>
          </table:table-cell>
          <table:table-cell table:style-name="ce65" table:formula="of:=[Calculations.AD16]" office:value-type="float" office:value="80">
            <text:p>80</text:p>
          </table:table-cell>
          <table:table-cell table:style-name="ce65" table:formula="of:=[Calculations.AE16]" office:value-type="float" office:value="10">
            <text:p>10</text:p>
          </table:table-cell>
          <table:table-cell table:style-name="ce65" table:formula="of:=[Calculations.AF16]" office:value-type="float" office:value="2">
            <text:p>2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Avalon 3">
            <text:p>Avalon 3</text:p>
          </table:table-cell>
          <table:table-cell table:style-name="ce65" table:formula="of:=[Calculations.AC17]" office:value-type="float" office:value="3">
            <text:p>3</text:p>
          </table:table-cell>
          <table:table-cell table:style-name="ce65" table:formula="of:=[Calculations.AD17]" office:value-type="float" office:value="60">
            <text:p>60</text:p>
          </table:table-cell>
          <table:table-cell table:style-name="ce65" table:formula="of:=[Calculations.AE17]" office:value-type="float" office:value="5">
            <text:p>5</text:p>
          </table:table-cell>
          <table:table-cell table:style-name="ce65" table:formula="of:=[Calculations.AF17]" office:value-type="float" office:value="3">
            <text:p>3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Avalon 2">
            <text:p>Avalon 2</text:p>
          </table:table-cell>
          <table:table-cell table:style-name="ce65" table:formula="of:=[Calculations.AC18]" office:value-type="float" office:value="2">
            <text:p>2</text:p>
          </table:table-cell>
          <table:table-cell table:style-name="ce65" table:formula="of:=[Calculations.AD18]" office:value-type="float" office:value="80">
            <text:p>80</text:p>
          </table:table-cell>
          <table:table-cell table:style-name="ce65" table:formula="of:=[Calculations.AE18]" office:value-type="float" office:value="8">
            <text:p>8</text:p>
          </table:table-cell>
          <table:table-cell table:style-name="ce65" table:formula="of:=[Calculations.AF18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Erindale 2">
            <text:p>Erindale 2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80">
            <text:p>8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Cindy Li #">
            <text:p>Cindy Li #</text:p>
          </table:table-cell>
          <table:table-cell table:formula="of:=[Calculations.B2]" office:value-type="float" office:value="0">
            <text:p>0</text:p>
          </table:table-cell>
          <table:table-cell table:style-name="ce67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>
            <text:p/>
          </table:table-cell>
          <table:table-cell table:style-name="ce73" table:formula="of:=[Calculations.O2]">
            <text:p/>
          </table:table-cell>
          <table:table-cell table:style-name="ce73" table:formula="of:=[Calculations.P2]">
            <text:p/>
          </table:table-cell>
          <table:table-cell table:style-name="ce73" table:formula="of:=[Calculations.Q2]">
            <text:p/>
          </table:table-cell>
          <table:table-cell table:style-name="ce73" table:formula="of:=[Calculations.R2]">
            <text:p/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Qian Zhang #">
            <text:p>Qian Zhang #</text:p>
          </table:table-cell>
          <table:table-cell table:formula="of:=[Calculations.B3]" office:value-type="float" office:value="0">
            <text:p>0</text:p>
          </table:table-cell>
          <table:table-cell table:style-name="ce67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>
            <text:p/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>
            <text:p/>
          </table:table-cell>
          <table:table-cell table:style-name="ce73" table:formula="of:=[Calculations.M3]">
            <text:p/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>
            <text:p/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Joanne Ter #">
            <text:p>Joanne Ter #</text:p>
          </table:table-cell>
          <table:table-cell table:formula="of:=[Calculations.B4]" office:value-type="float" office:value="40">
            <text:p>40</text:p>
          </table:table-cell>
          <table:table-cell table:style-name="ce67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>
            <text:p/>
          </table:table-cell>
          <table:table-cell table:style-name="ce73" table:formula="of:=[Calculations.G4]">
            <text:p/>
          </table:table-cell>
          <table:table-cell table:style-name="ce73" table:formula="of:=[Calculations.H4]">
            <text:p/>
          </table:table-cell>
          <table:table-cell table:style-name="ce73" table:formula="of:=[Calculations.I4]">
            <text:p/>
          </table:table-cell>
          <table:table-cell table:style-name="ce73" table:formula="of:=[Calculations.J4]">
            <text:p/>
          </table:table-cell>
          <table:table-cell table:style-name="ce73" table:formula="of:=[Calculations.K4]">
            <text:p/>
          </table:table-cell>
          <table:table-cell table:style-name="ce73" table:formula="of:=[Calculations.L4]">
            <text:p/>
          </table:table-cell>
          <table:table-cell table:style-name="ce73" table:formula="of:=[Calculations.M4]">
            <text:p/>
          </table:table-cell>
          <table:table-cell table:style-name="ce73" table:formula="of:=[Calculations.N4]" office:value-type="string" office:string-value="c">
            <text:p>c</text:p>
          </table:table-cell>
          <table:table-cell table:style-name="ce73" table:formula="of:=[Calculations.O4]" office:value-type="string" office:string-value="e">
            <text:p>e</text:p>
          </table:table-cell>
          <table:table-cell table:style-name="ce73" table:formula="of:=[Calculations.P4]">
            <text:p/>
          </table:table-cell>
          <table:table-cell table:style-name="ce73" table:formula="of:=[Calculations.Q4]">
            <text:p/>
          </table:table-cell>
          <table:table-cell table:style-name="ce73" table:formula="of:=[Calculations.R4]">
            <text:p/>
          </table:table-cell>
          <table:table-cell table:style-name="ce73" table:formula="of:=[Calculations.S4]" office:value-type="string" office:string-value="c">
            <text:p>c</text:p>
          </table:table-cell>
          <table:table-cell table:style-name="ce78" table:formula="of:=[Calculations.T4]" office:value-type="string" office:string-value="c">
            <text:p>c</text:p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 office:value-type="string" office:string-value="Esther Zhu #">
            <text:p>Esther Zhu #</text:p>
          </table:table-cell>
          <table:table-cell table:formula="of:=[Calculations.B5]" office:value-type="float" office:value="20">
            <text:p>20</text:p>
          </table:table-cell>
          <table:table-cell table:style-name="ce67" table:formula="of:=[Calculations.C5]" office:value-type="float" office:value="1">
            <text:p>1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 office:value-type="string" office:string-value="c">
            <text:p>c</text:p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 office:value-type="string" office:string-value="e">
            <text:p>e</text:p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>
            <text:p/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 office:value-type="string" office:string-value="c">
            <text:p>c</text:p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 office:value-type="float" office:value="40">
            <text:p>40</text:p>
          </table:table-cell>
          <table:table-cell table:style-name="ce72" table:formula="of:=[Calculations.F7]">
            <text:p/>
          </table:table-cell>
          <table:table-cell table:style-name="ce72" table:formula="of:=[Calculations.G7]">
            <text:p/>
          </table:table-cell>
          <table:table-cell table:style-name="ce72" table:formula="of:=[Calculations.H7]">
            <text:p/>
          </table:table-cell>
          <table:table-cell table:style-name="ce72" table:formula="of:=[Calculations.I7]">
            <text:p/>
          </table:table-cell>
          <table:table-cell table:style-name="ce72" table:formula="of:=[Calculations.J7]">
            <text:p/>
          </table:table-cell>
          <table:table-cell table:style-name="ce72" table:formula="of:=[Calculations.K7]">
            <text:p/>
          </table:table-cell>
          <table:table-cell table:style-name="ce72" table:formula="of:=[Calculations.L7]">
            <text:p/>
          </table:table-cell>
          <table:table-cell table:style-name="ce72" table:formula="of:=[Calculations.M7]">
            <text:p/>
          </table:table-cell>
          <table:table-cell table:style-name="ce72" table:formula="of:=[Calculations.N7]" office:value-type="float" office:value="60">
            <text:p>60</text:p>
          </table:table-cell>
          <table:table-cell table:style-name="ce72" table:formula="of:=[Calculations.O7]">
            <text:p/>
          </table:table-cell>
          <table:table-cell table:style-name="ce72" table:formula="of:=[Calculations.P7]">
            <text:p/>
          </table:table-cell>
          <table:table-cell table:style-name="ce72" table:formula="of:=[Calculations.Q7]">
            <text:p/>
          </table:table-cell>
          <table:table-cell table:style-name="ce72" table:formula="of:=[Calculations.R7]">
            <text:p/>
          </table:table-cell>
          <table:table-cell table:style-name="ce72" table:formula="of:=[Calculations.S7]" office:value-type="float" office:value="80">
            <text:p>80</text:p>
          </table:table-cell>
          <table:table-cell table:style-name="ce72" table:formula="of:=[Calculations.T7]" office:value-type="float" office:value="100">
            <text:p>100</text:p>
          </table:table-cell>
          <table:table-cell table:style-name="ce72" table:formula="of:=[Calculations.U7]" office:value-type="float" office:value="120">
            <text:p>120</text:p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Avalon 3">
            <text:p>Avalon 3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60">
            <text:p>6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>
            <text:p/>
          </table:table-cell>
          <table:table-cell table:formula="of:=[Calculations.B53]" office:value-type="float" office:value="0">
            <text:p>0</text:p>
          </table:table-cell>
          <table:table-cell table:style-name="ce67" table:formula="of:=[Calculations.C53]" office:value-type="float" office:value="0">
            <text:p>0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>
            <text:p/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>
            <text:p/>
          </table:table-cell>
          <table:table-cell table:style-name="ce73" table:formula="of:=[Calculations.K53]">
            <text:p/>
          </table:table-cell>
          <table:table-cell table:style-name="ce73" table:formula="of:=[Calculations.L53]">
            <text:p/>
          </table:table-cell>
          <table:table-cell table:style-name="ce73" table:formula="of:=[Calculations.M53]">
            <text:p/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>
            <text:p/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Beatrice Kusinza #">
            <text:p>Beatrice Kusinza #</text:p>
          </table:table-cell>
          <table:table-cell table:formula="of:=[Calculations.B54]" office:value-type="float" office:value="0">
            <text:p>0</text:p>
          </table:table-cell>
          <table:table-cell table:style-name="ce67" table:formula="of:=[Calculations.C54]" office:value-type="float" office:value="0">
            <text:p>0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>
            <text:p/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>
            <text:p/>
          </table:table-cell>
          <table:table-cell table:style-name="ce73" table:formula="of:=[Calculations.L54]">
            <text:p/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>
            <text:p/>
          </table:table-cell>
          <table:table-cell table:style-name="ce73" table:formula="of:=[Calculations.P54]">
            <text:p/>
          </table:table-cell>
          <table:table-cell table:style-name="ce73" table:formula="of:=[Calculations.Q54]">
            <text:p/>
          </table:table-cell>
          <table:table-cell table:style-name="ce73" table:formula="of:=[Calculations.R54]">
            <text:p/>
          </table:table-cell>
          <table:table-cell table:style-name="ce73" table:formula="of:=[Calculations.S54]">
            <text:p/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Will Shevkenek #">
            <text:p>Will Shevkenek #</text:p>
          </table:table-cell>
          <table:table-cell table:formula="of:=[Calculations.B55]" office:value-type="float" office:value="60">
            <text:p>60</text:p>
          </table:table-cell>
          <table:table-cell table:style-name="ce67" table:formula="of:=[Calculations.C55]" office:value-type="float" office:value="1">
            <text:p>1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 office:value-type="string" office:string-value="c">
            <text:p>c</text:p>
          </table:table-cell>
          <table:table-cell table:style-name="ce73" table:formula="of:=[Calculations.G55]">
            <text:p/>
          </table:table-cell>
          <table:table-cell table:style-name="ce73" table:formula="of:=[Calculations.H55]">
            <text:p/>
          </table:table-cell>
          <table:table-cell table:style-name="ce73" table:formula="of:=[Calculations.I55]">
            <text:p/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>
            <text:p/>
          </table:table-cell>
          <table:table-cell table:style-name="ce73" table:formula="of:=[Calculations.M55]" office:value-type="string" office:string-value="c">
            <text:p>c</text:p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 office:value-type="string" office:string-value="e">
            <text:p>e</text:p>
          </table:table-cell>
          <table:table-cell table:style-name="ce73" table:formula="of:=[Calculations.Q55]" office:value-type="string" office:string-value="c">
            <text:p>c</text:p>
          </table:table-cell>
          <table:table-cell table:style-name="ce73" table:formula="of:=[Calculations.R55]">
            <text:p/>
          </table:table-cell>
          <table:table-cell table:style-name="ce73" table:formula="of:=[Calculations.S55]">
            <text:p/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 office:value-type="string" office:string-value="Neil Wyatt #">
            <text:p>Neil Wyatt #</text:p>
          </table:table-cell>
          <table:table-cell table:formula="of:=[Calculations.B56]" office:value-type="float" office:value="-10">
            <text:p>-10</text:p>
          </table:table-cell>
          <table:table-cell table:style-name="ce67" table:formula="of:=[Calculations.C56]" office:value-type="float" office:value="2">
            <text:p>2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>
            <text:p/>
          </table:table-cell>
          <table:table-cell table:style-name="ce73" table:formula="of:=[Calculations.G56]" office:value-type="string" office:string-value="e">
            <text:p>e</text:p>
          </table:table-cell>
          <table:table-cell table:style-name="ce73" table:formula="of:=[Calculations.H56]">
            <text:p/>
          </table:table-cell>
          <table:table-cell table:style-name="ce73" table:formula="of:=[Calculations.I56]">
            <text:p/>
          </table:table-cell>
          <table:table-cell table:style-name="ce73" table:formula="of:=[Calculations.J56]" office:value-type="string" office:string-value="e">
            <text:p>e</text:p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>
            <text:p/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>
            <text:p/>
          </table:table-cell>
          <table:table-cell table:style-name="ce72" table:formula="of:=[Calculations.F58]" office:value-type="float" office:value="40">
            <text:p>40</text:p>
          </table:table-cell>
          <table:table-cell table:style-name="ce72" table:formula="of:=[Calculations.G58]">
            <text:p/>
          </table:table-cell>
          <table:table-cell table:style-name="ce72" table:formula="of:=[Calculations.H58]">
            <text:p/>
          </table:table-cell>
          <table:table-cell table:style-name="ce72" table:formula="of:=[Calculations.I58]">
            <text:p/>
          </table:table-cell>
          <table:table-cell table:style-name="ce72" table:formula="of:=[Calculations.J58]" office:value-type="float" office:value="30">
            <text:p>30</text:p>
          </table:table-cell>
          <table:table-cell table:style-name="ce72" table:formula="of:=[Calculations.K58]">
            <text:p/>
          </table:table-cell>
          <table:table-cell table:style-name="ce72" table:formula="of:=[Calculations.L58]">
            <text:p/>
          </table:table-cell>
          <table:table-cell table:style-name="ce72" table:formula="of:=[Calculations.M58]" office:value-type="float" office:value="50">
            <text:p>50</text:p>
          </table:table-cell>
          <table:table-cell table:style-name="ce72" table:formula="of:=[Calculations.N58]">
            <text:p/>
          </table:table-cell>
          <table:table-cell table:style-name="ce72" table:formula="of:=[Calculations.O58]">
            <text:p/>
          </table:table-cell>
          <table:table-cell table:style-name="ce72" table:formula="of:=[Calculations.P58]" office:value-type="float" office:value="40">
            <text:p>40</text:p>
          </table:table-cell>
          <table:table-cell table:style-name="ce72" table:formula="of:=[Calculations.Q58]" office:value-type="float" office:value="60">
            <text:p>60</text:p>
          </table:table-cell>
          <table:table-cell table:style-name="ce72" table:formula="of:=[Calculations.R58]">
            <text:p/>
          </table:table-cell>
          <table:table-cell table:style-name="ce72" table:formula="of:=[Calculations.S58]">
            <text:p/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Avalon 2">
            <text:p>Avalon 2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80">
            <text:p>8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Chito Kusinza #">
            <text:p>Chito Kusinza #</text:p>
          </table:table-cell>
          <table:table-cell table:formula="of:=[Calculations.B104]" office:value-type="float" office:value="20">
            <text:p>20</text:p>
          </table:table-cell>
          <table:table-cell table:style-name="ce67" table:formula="of:=[Calculations.C104]" office:value-type="float" office:value="1">
            <text:p>1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>
            <text:p/>
          </table:table-cell>
          <table:table-cell table:style-name="ce74" table:formula="of:=[Calculations.G104]">
            <text:p/>
          </table:table-cell>
          <table:table-cell table:style-name="ce74" table:formula="of:=[Calculations.H104]">
            <text:p/>
          </table:table-cell>
          <table:table-cell table:style-name="ce74" table:formula="of:=[Calculations.I104]">
            <text:p/>
          </table:table-cell>
          <table:table-cell table:style-name="ce74" table:formula="of:=[Calculations.J104]">
            <text:p/>
          </table:table-cell>
          <table:table-cell table:style-name="ce74" table:formula="of:=[Calculations.K104]">
            <text:p/>
          </table:table-cell>
          <table:table-cell table:style-name="ce74" table:formula="of:=[Calculations.L104]" office:value-type="string" office:string-value="e">
            <text:p>e</text:p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>
            <text:p/>
          </table:table-cell>
          <table:table-cell table:style-name="ce74" table:formula="of:=[Calculations.P104]">
            <text:p/>
          </table:table-cell>
          <table:table-cell table:style-name="ce74" table:formula="of:=[Calculations.Q104]">
            <text:p/>
          </table:table-cell>
          <table:table-cell table:style-name="ce74" table:formula="of:=[Calculations.R104]" office:value-type="string" office:string-value="c">
            <text:p>c</text:p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 office:value-type="string" office:string-value="c">
            <text:p>c</text:p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Aimee Wyatt #">
            <text:p>Aimee Wyatt #</text:p>
          </table:table-cell>
          <table:table-cell table:formula="of:=[Calculations.B105]" office:value-type="float" office:value="0">
            <text:p>0</text:p>
          </table:table-cell>
          <table:table-cell table:style-name="ce67" table:formula="of:=[Calculations.C105]" office:value-type="float" office:value="0">
            <text:p>0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>
            <text:p/>
          </table:table-cell>
          <table:table-cell table:style-name="ce74" table:formula="of:=[Calculations.O105]">
            <text:p/>
          </table:table-cell>
          <table:table-cell table:style-name="ce74" table:formula="of:=[Calculations.P105]" office:value-type="string" office:string-value="mb">
            <text:p>mb</text:p>
          </table:table-cell>
          <table:table-cell table:style-name="ce74" table:formula="of:=[Calculations.Q105]">
            <text:p/>
          </table:table-cell>
          <table:table-cell table:style-name="ce74" table:formula="of:=[Calculations.R105]">
            <text:p/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 office:value-type="string" office:string-value="Kiera Omit #">
            <text:p>Kiera Omit #</text:p>
          </table:table-cell>
          <table:table-cell table:formula="of:=[Calculations.B106]" office:value-type="float" office:value="0">
            <text:p>0</text:p>
          </table:table-cell>
          <table:table-cell table:style-name="ce67" table:formula="of:=[Calculations.C106]" office:value-type="float" office:value="0">
            <text:p>0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>
            <text:p/>
          </table:table-cell>
          <table:table-cell table:style-name="ce74" table:formula="of:=[Calculations.L106]">
            <text:p/>
          </table:table-cell>
          <table:table-cell table:style-name="ce74" table:formula="of:=[Calculations.M106]">
            <text:p/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 office:value-type="string" office:string-value="Elijah Zhao #">
            <text:p>Elijah Zhao #</text:p>
          </table:table-cell>
          <table:table-cell table:formula="of:=[Calculations.B107]" office:value-type="float" office:value="20">
            <text:p>20</text:p>
          </table:table-cell>
          <table:table-cell table:style-name="ce67" table:formula="of:=[Calculations.C107]" office:value-type="float" office:value="0">
            <text:p>0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 office:value-type="string" office:string-value="b">
            <text:p>b</text:p>
          </table:table-cell>
          <table:table-cell table:style-name="ce74" table:formula="of:=[Calculations.J107]">
            <text:p/>
          </table:table-cell>
          <table:table-cell table:style-name="ce74" table:formula="of:=[Calculations.K107]" office:value-type="string" office:string-value="c">
            <text:p>c</text:p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>
            <text:p/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>
            <text:p/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>
            <text:p/>
          </table:table-cell>
          <table:table-cell table:style-name="ce72" table:formula="of:=[Calculations.F109]">
            <text:p/>
          </table:table-cell>
          <table:table-cell table:style-name="ce72" table:formula="of:=[Calculations.G109]">
            <text:p/>
          </table:table-cell>
          <table:table-cell table:style-name="ce72" table:formula="of:=[Calculations.H109]">
            <text:p/>
          </table:table-cell>
          <table:table-cell table:style-name="ce72" table:formula="of:=[Calculations.I109]" office:value-type="float" office:value="40">
            <text:p>40</text:p>
          </table:table-cell>
          <table:table-cell table:style-name="ce72" table:formula="of:=[Calculations.J109]">
            <text:p/>
          </table:table-cell>
          <table:table-cell table:style-name="ce72" table:formula="of:=[Calculations.K109]" office:value-type="float" office:value="60">
            <text:p>60</text:p>
          </table:table-cell>
          <table:table-cell table:style-name="ce72" table:formula="of:=[Calculations.L109]">
            <text:p/>
          </table:table-cell>
          <table:table-cell table:style-name="ce72" table:formula="of:=[Calculations.M109]">
            <text:p/>
          </table:table-cell>
          <table:table-cell table:style-name="ce72" table:formula="of:=[Calculations.N109]">
            <text:p/>
          </table:table-cell>
          <table:table-cell table:style-name="ce72" table:formula="of:=[Calculations.O109]">
            <text:p/>
          </table:table-cell>
          <table:table-cell table:style-name="ce72" table:formula="of:=[Calculations.P109]">
            <text:p/>
          </table:table-cell>
          <table:table-cell table:style-name="ce72" table:formula="of:=[Calculations.Q109]">
            <text:p/>
          </table:table-cell>
          <table:table-cell table:style-name="ce72" table:formula="of:=[Calculations.R109]" office:value-type="float" office:value="80">
            <text:p>80</text:p>
          </table:table-cell>
          <table:table-cell table:style-name="ce72" table:formula="of:=[Calculations.S109]">
            <text:p/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 office:value-type="float" office:value="100">
            <text:p>100</text:p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Erindale 2">
            <text:p>Erindale 2</text:p>
          </table:table-cell>
          <table:table-cell table:style-name="ce16" table:formula="of:=CONCATENATE([$Quiz.$C$3];[$Quiz.$D$3])" office:value-type="string" office:string-value="CE">
            <text:p>CE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80">
            <text:p>80</text:p>
          </table:table-cell>
          <table:table-cell table:style-name="ce31" table:formula="of:=[Calculations.AE16]" office:value-type="float" office:value="10">
            <text:p>10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Avalon 3">
            <text:p>Avalon 3</text:p>
          </table:table-cell>
          <table:table-cell table:style-name="ce16" table:formula="of:=CONCATENATE([$Quiz.$C$3];[$Quiz.$D$3])" office:value-type="string" office:string-value="CE">
            <text:p>CE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60">
            <text:p>60</text:p>
          </table:table-cell>
          <table:table-cell table:style-name="ce31" table:formula="of:=[Calculations.AE17]" office:value-type="float" office:value="5">
            <text:p>5</text:p>
          </table:table-cell>
          <table:table-cell table:formula="of:=[Calculations.AF1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Avalon 2">
            <text:p>Avalon 2</text:p>
          </table:table-cell>
          <table:table-cell table:style-name="ce16" table:formula="of:=CONCATENATE([$Quiz.$C$3];[$Quiz.$D$3])" office:value-type="string" office:string-value="CE">
            <text:p>CE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80">
            <text:p>80</text:p>
          </table:table-cell>
          <table:table-cell table:style-name="ce31" table:formula="of:=[Calculations.AE18]" office:value-type="float" office:value="8">
            <text:p>8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1" draw:text-style-name="P1" svg:width="4.776cm" svg:height="0.975cm" svg:x="10.102cm" svg:y="17.593cm" draw:caption-point-x="-0.419cm" draw:caption-point-y="0.031cm">
              <dc:creator>BD</dc:creator>
              <dc:date>2012-12-06T00:00:00</dc:date>
              <text:p text:style-name="P1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Cindy Li #">
            <text:p>Cindy Li #</text:p>
          </table:table-cell>
          <table:table-cell table:style-name="ce31" table:formula="of:=Team1" office:value-type="string" office:string-value="Erindale 2">
            <text:p>Erindale 2</text:p>
          </table:table-cell>
          <table:table-cell table:formula="of:=CONCATENATE([$Quiz.$C$3];[$Quiz.$D$3])" office:value-type="string" office:string-value="CE">
            <text:p>CE</text:p>
          </table:table-cell>
          <table:table-cell table:formula="of:=[Calculations.B2]" office:value-type="float" office:value="0">
            <text:p>0</text:p>
          </table:table-cell>
          <table:table-cell table:style-name="ce31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Qian Zhang #">
            <text:p>Qian Zhang #</text:p>
          </table:table-cell>
          <table:table-cell table:style-name="ce31" table:formula="of:=Team1" office:value-type="string" office:string-value="Erindale 2">
            <text:p>Erindale 2</text:p>
          </table:table-cell>
          <table:table-cell table:formula="of:=CONCATENATE([$Quiz.$C$3];[$Quiz.$D$3])" office:value-type="string" office:string-value="CE">
            <text:p>CE</text:p>
          </table:table-cell>
          <table:table-cell table:formula="of:=[Calculations.B3]" office:value-type="float" office:value="0">
            <text:p>0</text:p>
          </table:table-cell>
          <table:table-cell table:style-name="ce31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Joanne Ter #">
            <text:p>Joanne Ter #</text:p>
          </table:table-cell>
          <table:table-cell table:style-name="ce31" table:formula="of:=Team1" office:value-type="string" office:string-value="Erindale 2">
            <text:p>Erindale 2</text:p>
          </table:table-cell>
          <table:table-cell table:formula="of:=CONCATENATE([$Quiz.$C$3];[$Quiz.$D$3])" office:value-type="string" office:string-value="CE">
            <text:p>CE</text:p>
          </table:table-cell>
          <table:table-cell table:formula="of:=[Calculations.B4]" office:value-type="float" office:value="40">
            <text:p>40</text:p>
          </table:table-cell>
          <table:table-cell table:style-name="ce31" table:formula="of:=[Calculations.C4]" office:value-type="float" office:value="1">
            <text:p>1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Esther Zhu #">
            <text:p>Esther Zhu #</text:p>
          </table:table-cell>
          <table:table-cell table:style-name="ce31" table:formula="of:=Team1" office:value-type="string" office:string-value="Erindale 2">
            <text:p>Erindale 2</text:p>
          </table:table-cell>
          <table:table-cell table:formula="of:=CONCATENATE([$Quiz.$C$3];[$Quiz.$D$3])" office:value-type="string" office:string-value="CE">
            <text:p>CE</text:p>
          </table:table-cell>
          <table:table-cell table:formula="of:=[Calculations.B5]" office:value-type="float" office:value="20">
            <text:p>20</text:p>
          </table:table-cell>
          <table:table-cell table:style-name="ce31" table:formula="of:=[Calculations.C5]" office:value-type="float" office:value="1">
            <text:p>1</text:p>
          </table:table-cell>
          <table:table-cell table:formula="of:=[Calculations.D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Erindale 2">
            <text:p>Erindale 2</text:p>
          </table:table-cell>
          <table:table-cell table:formula="of:=CONCATENATE([$Quiz.$C$3];[$Quiz.$D$3])" office:value-type="string" office:string-value="CE">
            <text:p>CE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>
            <text:p/>
          </table:table-cell>
          <table:table-cell table:style-name="ce31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E">
            <text:p>CE</text:p>
          </table:table-cell>
          <table:table-cell table:formula="of:=[Calculations.B53]" office:value-type="float" office:value="0">
            <text:p>0</text:p>
          </table:table-cell>
          <table:table-cell table:style-name="ce31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Beatrice Kusinza #">
            <text:p>Beatrice Kusinza #</text:p>
          </table:table-cell>
          <table:table-cell table:style-name="ce31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E">
            <text:p>CE</text:p>
          </table:table-cell>
          <table:table-cell table:formula="of:=[Calculations.B54]" office:value-type="float" office:value="0">
            <text:p>0</text:p>
          </table:table-cell>
          <table:table-cell table:style-name="ce31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Will Shevkenek #">
            <text:p>Will Shevkenek #</text:p>
          </table:table-cell>
          <table:table-cell table:style-name="ce31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E">
            <text:p>CE</text:p>
          </table:table-cell>
          <table:table-cell table:formula="of:=[Calculations.B55]" office:value-type="float" office:value="60">
            <text:p>60</text:p>
          </table:table-cell>
          <table:table-cell table:style-name="ce31" table:formula="of:=[Calculations.C55]" office:value-type="float" office:value="1">
            <text:p>1</text:p>
          </table:table-cell>
          <table:table-cell table:formula="of:=[Calculations.D55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Neil Wyatt #">
            <text:p>Neil Wyatt #</text:p>
          </table:table-cell>
          <table:table-cell table:style-name="ce31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E">
            <text:p>CE</text:p>
          </table:table-cell>
          <table:table-cell table:formula="of:=[Calculations.B56]" office:value-type="float" office:value="-10">
            <text:p>-10</text:p>
          </table:table-cell>
          <table:table-cell table:style-name="ce31" table:formula="of:=[Calculations.C56]" office:value-type="float" office:value="2">
            <text:p>2</text:p>
          </table:table-cell>
          <table:table-cell table:formula="of:=[Calculations.D5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31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E">
            <text:p>CE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Chito Kusinza #">
            <text:p>Chito Kusinza #</text:p>
          </table:table-cell>
          <table:table-cell table:style-name="ce31" table:formula="of:=Team3" office:value-type="string" office:string-value="Avalon 2">
            <text:p>Avalon 2</text:p>
          </table:table-cell>
          <table:table-cell table:formula="of:=CONCATENATE([$Quiz.$C$3];[$Quiz.$D$3])" office:value-type="string" office:string-value="CE">
            <text:p>CE</text:p>
          </table:table-cell>
          <table:table-cell table:formula="of:=[Calculations.B104]" office:value-type="float" office:value="20">
            <text:p>20</text:p>
          </table:table-cell>
          <table:table-cell table:style-name="ce31" table:formula="of:=[Calculations.C104]" office:value-type="float" office:value="1">
            <text:p>1</text:p>
          </table:table-cell>
          <table:table-cell table:formula="of:=[Calculations.D10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Aimee Wyatt #">
            <text:p>Aimee Wyatt #</text:p>
          </table:table-cell>
          <table:table-cell table:style-name="ce31" table:formula="of:=Team3" office:value-type="string" office:string-value="Avalon 2">
            <text:p>Avalon 2</text:p>
          </table:table-cell>
          <table:table-cell table:formula="of:=CONCATENATE([$Quiz.$C$3];[$Quiz.$D$3])" office:value-type="string" office:string-value="CE">
            <text:p>CE</text:p>
          </table:table-cell>
          <table:table-cell table:formula="of:=[Calculations.B105]" office:value-type="float" office:value="0">
            <text:p>0</text:p>
          </table:table-cell>
          <table:table-cell table:style-name="ce31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Kiera Omit #">
            <text:p>Kiera Omit #</text:p>
          </table:table-cell>
          <table:table-cell table:style-name="ce31" table:formula="of:=Team3" office:value-type="string" office:string-value="Avalon 2">
            <text:p>Avalon 2</text:p>
          </table:table-cell>
          <table:table-cell table:formula="of:=CONCATENATE([$Quiz.$C$3];[$Quiz.$D$3])" office:value-type="string" office:string-value="CE">
            <text:p>CE</text:p>
          </table:table-cell>
          <table:table-cell table:formula="of:=[Calculations.B106]" office:value-type="float" office:value="0">
            <text:p>0</text:p>
          </table:table-cell>
          <table:table-cell table:style-name="ce31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Elijah Zhao #">
            <text:p>Elijah Zhao #</text:p>
          </table:table-cell>
          <table:table-cell table:style-name="ce31" table:formula="of:=Team3" office:value-type="string" office:string-value="Avalon 2">
            <text:p>Avalon 2</text:p>
          </table:table-cell>
          <table:table-cell table:formula="of:=CONCATENATE([$Quiz.$C$3];[$Quiz.$D$3])" office:value-type="string" office:string-value="CE">
            <text:p>CE</text:p>
          </table:table-cell>
          <table:table-cell table:formula="of:=[Calculations.B107]" office:value-type="float" office:value="20">
            <text:p>20</text:p>
          </table:table-cell>
          <table:table-cell table:style-name="ce31" table:formula="of:=[Calculations.C107]" office:value-type="float" office:value="0">
            <text:p>0</text:p>
          </table:table-cell>
          <table:table-cell table:formula="of:=[Calculations.D10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31" table:formula="of:=Team3" office:value-type="string" office:string-value="Avalon 2">
            <text:p>Avalon 2</text:p>
          </table:table-cell>
          <table:table-cell table:formula="of:=CONCATENATE([$Quiz.$C$3];[$Quiz.$D$3])" office:value-type="string" office:string-value="CE">
            <text:p>CE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93"/>
        <table:table-column table:style-name="co28" table:number-columns-repeated="21" table:default-cell-style-name="ce93"/>
        <table:table-column table:style-name="co6" table:default-cell-style-name="ce93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Erindale 2">
            <text:p>Erindale 2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Cindy Li #">
            <text:p>Cindy Li #</text:p>
          </table:table-cell>
          <table:table-cell table:style-name="ce93" table:formula="of:=[.S10]*20+[.Z10]+[.Z22]+[.Z32]" office:value-type="float" office:value="0">
            <text:p>0</text:p>
          </table:table-cell>
          <table:table-cell table:style-name="ce93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>
            <text:p/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93" office:value-type="string">
            <text:p>Regulation</text:p>
          </table:table-cell>
          <table:table-cell table:style-name="ce93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Qian Zhang #">
            <text:p>Qian Zhang #</text:p>
          </table:table-cell>
          <table:table-cell table:style-name="ce93" table:formula="of:=[.S11]*20+[.Z11]+[.Z23]+[.Z33]" office:value-type="float" office:value="0">
            <text:p>0</text:p>
          </table:table-cell>
          <table:table-cell table:style-name="ce93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>
            <text:p/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>
            <text:p/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Joanne Ter #">
            <text:p>Joanne Ter #</text:p>
          </table:table-cell>
          <table:table-cell table:style-name="ce93" table:formula="of:=[.S12]*20+[.Z12]+[.Z24]+[.Z34]" office:value-type="float" office:value="40">
            <text:p>40</text:p>
          </table:table-cell>
          <table:table-cell table:style-name="ce93" table:formula="of:=[.S24]" office:value-type="float" office:value="1">
            <text:p>1</text:p>
          </table:table-cell>
          <table:table-cell table:formula="of:=[.S12]+[.S24]" office:value-type="float" office:value="3">
            <text:p>3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>
            <text:p/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>
            <text:p/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 office:value-type="string" office:string-value="c">
            <text:p>c</text:p>
          </table:table-cell>
          <table:table-cell table:style-name="ce99" table:formula="of:=IF([Quiz.N8]=0;&quot;&quot;;[Quiz.N8])" office:value-type="string" office:string-value="e">
            <text:p>e</text:p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>
            <text:p/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 office:value-type="string" office:string-value="c">
            <text:p>c</text:p>
          </table:table-cell>
          <table:table-cell table:style-name="ce99" table:formula="of:=IF([Quiz.S8]=0;&quot;&quot;;[Quiz.S8])" office:value-type="string" office:string-value="c">
            <text:p>c</text:p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Erindale 2">
            <text:p>Erindale 2</text:p>
          </table:table-cell>
          <table:table-cell table:style-name="ce93" table:formula="of:=[.$S$42]" office:value-type="float" office:value="80">
            <text:p>80</text:p>
          </table:table-cell>
          <table:table-cell table:style-name="ce93" table:formula="of:=RANK([.AC4];[.$AC$4:.$AC$6];0)+IF(COUNTIF([.$AC$4:.$AC$6];[.AC4])&gt;1;COUNTIF([.$AC$4:.$AC$6];[.AC4])/10;0)" office:value-type="float" office:value="1.2">
            <text:p>1.2</text:p>
          </table:table-cell>
          <table:table-cell table:style-name="ce93" table:formula="of:=IF(OR([.AC4]=[.AC5];[.AC4]=[.AC6]);&quot;y&quot;;&quot;n&quot;)" office:value-type="string" office:string-value="y">
            <text:p>y</text:p>
          </table:table-cell>
          <table:table-cell table:style-name="ce99" table:formula="of:=VLOOKUP([.AF$3];TeamPoints;2)+MAX(([.$AC4]-VLOOKUP([.AF$3];TeamPoints;3))/10;0)" office:value-type="float" office:value="10">
            <text:p>10</text:p>
          </table:table-cell>
          <table:table-cell table:style-name="ce99" table:formula="of:=VLOOKUP([.AG$3];TeamPoints;2)+MAX(([.$AC4]-VLOOKUP([.AG$3];TeamPoints;3))/10;0)" office:value-type="float" office:value="9">
            <text:p>9</text:p>
          </table:table-cell>
          <table:table-cell table:style-name="ce99" table:formula="of:=VLOOKUP([.AH$3];TeamPoints;2)+MAX(([.$AC4]-VLOOKUP([.AH$3];TeamPoints;3))/10;0)" office:value-type="float" office:value="8">
            <text:p>8</text:p>
          </table:table-cell>
          <table:table-cell table:style-name="ce99" table:formula="of:=VLOOKUP([.AI$3];TeamPoints;2)+MAX(([.$AC4]-VLOOKUP([.AI$3];TeamPoints;3))/10;0)" office:value-type="float" office:value="8">
            <text:p>8</text:p>
          </table:table-cell>
          <table:table-cell table:style-name="ce99" table:formula="of:=VLOOKUP([.AJ$3];TeamPoints;2)+MAX(([.$AC4]-VLOOKUP([.AJ$3];TeamPoints;3))/10;0)" office:value-type="float" office:value="8">
            <text:p>8</text:p>
          </table:table-cell>
          <table:table-cell table:style-name="ce99" table:formula="of:=VLOOKUP([.AK$3];TeamPoints;2)+MAX(([.$AC4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Esther Zhu #">
            <text:p>Esther Zhu #</text:p>
          </table:table-cell>
          <table:table-cell table:style-name="ce93" table:formula="of:=[.S13]*20+[.Z13]+[.Z25]+[.Z35]" office:value-type="float" office:value="20">
            <text:p>20</text:p>
          </table:table-cell>
          <table:table-cell table:style-name="ce93" table:formula="of:=[.S25]" office:value-type="float" office:value="1">
            <text:p>1</text:p>
          </table:table-cell>
          <table:table-cell table:formula="of:=[.S13]+[.S25]" office:value-type="float" office:value="2">
            <text:p>2</text:p>
          </table:table-cell>
          <table:table-cell table:style-name="ce99" table:formula="of:=IF([Quiz.D9]=0;&quot;&quot;;[Quiz.D9])" office:value-type="string" office:string-value="c">
            <text:p>c</text:p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 office:value-type="string" office:string-value="e">
            <text:p>e</text:p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 office:value-type="string" office:string-value="c">
            <text:p>c</text:p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Avalon 3">
            <text:p>Avalon 3</text:p>
          </table:table-cell>
          <table:table-cell table:style-name="ce93" table:formula="of:=[.$S$93]" office:value-type="float" office:value="60">
            <text:p>60</text:p>
          </table:table-cell>
          <table:table-cell table:style-name="ce93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93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10">
            <text:p>10</text:p>
          </table:table-cell>
          <table:table-cell table:style-name="ce99" table:formula="of:=VLOOKUP([.AG$3];TeamPoints;2)+MAX(([.$AC5]-VLOOKUP([.AG$3];TeamPoints;3))/10;0)" office:value-type="float" office:value="7">
            <text:p>7</text:p>
          </table:table-cell>
          <table:table-cell table:style-name="ce99" table:formula="of:=VLOOKUP([.AH$3];TeamPoints;2)+MAX(([.$AC5]-VLOOKUP([.AH$3];TeamPoints;3))/10;0)" office:value-type="float" office:value="6">
            <text:p>6</text:p>
          </table:table-cell>
          <table:table-cell table:style-name="ce99" table:formula="of:=VLOOKUP([.AI$3];TeamPoints;2)+MAX(([.$AC5]-VLOOKUP([.AI$3];TeamPoints;3))/10;0)" office:value-type="float" office:value="6">
            <text:p>6</text:p>
          </table:table-cell>
          <table:table-cell table:style-name="ce99" table:formula="of:=VLOOKUP([.AJ$3];TeamPoints;2)+MAX(([.$AC5]-VLOOKUP([.AJ$3];TeamPoints;3))/10;0)" office:value-type="float" office:value="6">
            <text:p>6</text:p>
          </table:table-cell>
          <table:table-cell table:style-name="ce99" table:formula="of:=VLOOKUP([.AK$3];TeamPoints;2)+MAX(([.$AC5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93" table:formula="of:=[.S14]*20+[.Z14]+[.Z26]+[.Z36]" office:value-type="float" office:value="0">
            <text:p>0</text:p>
          </table:table-cell>
          <table:table-cell table:style-name="ce93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Avalon 2">
            <text:p>Avalon 2</text:p>
          </table:table-cell>
          <table:table-cell table:style-name="ce93" table:formula="of:=[.$S$144]" office:value-type="float" office:value="80">
            <text:p>80</text:p>
          </table:table-cell>
          <table:table-cell table:style-name="ce103" table:formula="of:=RANK([.AC6];[.$AC$4:.$AC$6];0)+IF(COUNTIF([.$AC$4:.$AC$6];[.AC6])&gt;1;COUNTIF([.$AC$4:.$AC$6];[.AC6])/10;0)" office:value-type="float" office:value="1.2">
            <text:p>1.2</text:p>
          </table:table-cell>
          <table:table-cell table:style-name="ce103" table:formula="of:=IF(OR([.AC6]=[.AC4];[.AC6]=[.AC5]);&quot;y&quot;;&quot;n&quot;)" office:value-type="string" office:string-value="y">
            <text:p>y</text:p>
          </table:table-cell>
          <table:table-cell table:style-name="ce99" table:formula="of:=VLOOKUP([.AF$3];TeamPoints;2)+MAX(([.$AC6]-VLOOKUP([.AF$3];TeamPoints;3))/10;0)" office:value-type="float" office:value="10">
            <text:p>10</text:p>
          </table:table-cell>
          <table:table-cell table:style-name="ce99" table:formula="of:=VLOOKUP([.AG$3];TeamPoints;2)+MAX(([.$AC6]-VLOOKUP([.AG$3];TeamPoints;3))/10;0)" office:value-type="float" office:value="9">
            <text:p>9</text:p>
          </table:table-cell>
          <table:table-cell table:style-name="ce99" table:formula="of:=VLOOKUP([.AH$3];TeamPoints;2)+MAX(([.$AC6]-VLOOKUP([.AH$3];TeamPoints;3))/10;0)" office:value-type="float" office:value="8">
            <text:p>8</text:p>
          </table:table-cell>
          <table:table-cell table:style-name="ce99" table:formula="of:=VLOOKUP([.AI$3];TeamPoints;2)+MAX(([.$AC6]-VLOOKUP([.AI$3];TeamPoints;3))/10;0)" office:value-type="float" office:value="8">
            <text:p>8</text:p>
          </table:table-cell>
          <table:table-cell table:style-name="ce99" table:formula="of:=VLOOKUP([.AJ$3];TeamPoints;2)+MAX(([.$AC6]-VLOOKUP([.AJ$3];TeamPoints;3))/10;0)" office:value-type="float" office:value="8">
            <text:p>8</text:p>
          </table:table-cell>
          <table:table-cell table:style-name="ce99" table:formula="of:=VLOOKUP([.AK$3];TeamPoints;2)+MAX(([.$AC6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 office:value-type="float" office:value="40">
            <text:p>40</text:p>
          </table:table-cell>
          <table:table-cell table:style-name="ce99" table:formula="of:=IF([.F41]=0;&quot;&quot;;[.F42])">
            <text:p/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>
            <text:p/>
          </table:table-cell>
          <table:table-cell table:style-name="ce99" table:formula="of:=IF([.J41]=0;&quot;&quot;;[.J42])">
            <text:p/>
          </table:table-cell>
          <table:table-cell table:style-name="ce99" table:formula="of:=IF([.K41]=0;&quot;&quot;;[.K42])">
            <text:p/>
          </table:table-cell>
          <table:table-cell table:style-name="ce99" table:formula="of:=IF([.L41]=0;&quot;&quot;;[.L42])">
            <text:p/>
          </table:table-cell>
          <table:table-cell table:style-name="ce99" table:formula="of:=IF([.M41]=0;&quot;&quot;;[.M42])">
            <text:p/>
          </table:table-cell>
          <table:table-cell table:style-name="ce99" table:formula="of:=IF([.N41]=0;&quot;&quot;;[.N42])" office:value-type="float" office:value="60">
            <text:p>60</text:p>
          </table:table-cell>
          <table:table-cell table:style-name="ce99" table:formula="of:=IF([.O41]=0;&quot;&quot;;[.O42])">
            <text:p/>
          </table:table-cell>
          <table:table-cell table:style-name="ce99" table:formula="of:=IF([.P41]=0;&quot;&quot;;[.P42])">
            <text:p/>
          </table:table-cell>
          <table:table-cell table:style-name="ce99" table:formula="of:=IF([.Q41]=0;&quot;&quot;;[.Q42])">
            <text:p/>
          </table:table-cell>
          <table:table-cell table:style-name="ce99" table:formula="of:=IF([.R41]=0;&quot;&quot;;[.R42])">
            <text:p/>
          </table:table-cell>
          <table:table-cell table:style-name="ce99" table:formula="of:=IF([.S41]=0;&quot;&quot;;[.S42])" office:value-type="float" office:value="80">
            <text:p>80</text:p>
          </table:table-cell>
          <table:table-cell table:style-name="ce99" table:formula="of:=IF([.T41]=0;&quot;&quot;;[.T42])" office:value-type="float" office:value="100">
            <text:p>100</text:p>
          </table:table-cell>
          <table:table-cell table:style-name="ce99" table:formula="of:=IF([.U41]=0;&quot;&quot;;[.U42])" office:value-type="float" office:value="120">
            <text:p>120</text:p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93" table:formula="of:=IF(COUNTIF([.AC4:.AC6];MAX([.AC4:.AC6]))&gt;1;1;2)" office:value-type="float" office:value="1">
            <text:p>1</text:p>
          </table:table-cell>
          <table:table-cell table:style-name="ce93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93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Erindale 2">
            <text:p>Erindale 2</text:p>
          </table:table-cell>
          <table:table-cell table:style-name="ce93" table:formula="of:=IF(COUNTIF([.$AD$4:.$AD$6];[.AD4])&gt;1;[.Y42];0)" office:value-type="float" office:value="120">
            <text:p>120</text:p>
          </table:table-cell>
          <table:table-cell table:style-name="ce93" table:formula="of:=IF([.AE4]=&quot;y&quot;;RANK([.AC11];[.$AC$11:.$AC$13];0)+IF(COUNTIF([.$AC$11:.$AC$13];[.AC11])&gt;1;COUNTIF([.$AC$11:.$AC$13];[.AC11])/10;0)+IF([.$AD$7]=2;1;0);&quot;&quot;)" office:value-type="float" office:value="1">
            <text:p>1</text:p>
          </table:table-cell>
          <table:table-cell table:style-name="ce93"/>
          <table:table-cell table:number-columns-repeated="993"/>
        </table:table-row>
        <table:table-row table:style-name="ro3">
          <table:table-cell table:formula="of:=[.A4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1">
            <text:p>1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1">
            <text:p>1</text:p>
          </table:table-cell>
          <table:table-cell table:formula="of:=IF(LOWER([.R4])=&quot;c&quot;;[.Q12]+1;[.Q12])" office:value-type="float" office:value="1">
            <text:p>1</text:p>
          </table:table-cell>
          <table:table-cell table:formula="of:=IF(LOWER([.S4])=&quot;c&quot;;[.R12]+1;[.R12])" office:value-type="float" office:value="2">
            <text:p>2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Avalon 3">
            <text:p>Avalon 3</text:p>
          </table:table-cell>
          <table:table-cell table:style-name="ce93" table:formula="of:=IF(COUNTIF([.$AD$4:.$AD$6];[.AD5])&gt;1;[.Y93];0)" office:value-type="float" office:value="0">
            <text:p>0</text:p>
          </table:table-cell>
          <table:table-cell table:style-name="ce93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5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1">
            <text:p>1</text:p>
          </table:table-cell>
          <table:table-cell table:formula="of:=IF(LOWER([.F5])=&quot;c&quot;;[.E13]+1;[.E13])" office:value-type="float" office:value="1">
            <text:p>1</text:p>
          </table:table-cell>
          <table:table-cell table:formula="of:=IF(LOWER([.G5])=&quot;c&quot;;[.F13]+1;[.F13])" office:value-type="float" office:value="1">
            <text:p>1</text:p>
          </table:table-cell>
          <table:table-cell table:formula="of:=IF(LOWER([.H5])=&quot;c&quot;;[.G13]+1;[.G13])" office:value-type="float" office:value="1">
            <text:p>1</text:p>
          </table:table-cell>
          <table:table-cell table:formula="of:=IF(LOWER([.I5])=&quot;c&quot;;[.H13]+1;[.H13])" office:value-type="float" office:value="1">
            <text:p>1</text:p>
          </table:table-cell>
          <table:table-cell table:formula="of:=IF(LOWER([.J5])=&quot;c&quot;;[.I13]+1;[.I13])" office:value-type="float" office:value="1">
            <text:p>1</text:p>
          </table:table-cell>
          <table:table-cell table:formula="of:=IF(LOWER([.K5])=&quot;c&quot;;[.J13]+1;[.J13])" office:value-type="float" office:value="1">
            <text:p>1</text:p>
          </table:table-cell>
          <table:table-cell table:formula="of:=IF(LOWER([.L5])=&quot;c&quot;;[.K13]+1;[.K13])" office:value-type="float" office:value="1">
            <text:p>1</text:p>
          </table:table-cell>
          <table:table-cell table:formula="of:=IF(LOWER([.M5])=&quot;c&quot;;[.L13]+1;[.L13])" office:value-type="float" office:value="1">
            <text:p>1</text:p>
          </table:table-cell>
          <table:table-cell table:formula="of:=IF(LOWER([.N5])=&quot;c&quot;;[.M13]+1;[.M13])" office:value-type="float" office:value="1">
            <text:p>1</text:p>
          </table:table-cell>
          <table:table-cell table:formula="of:=IF(LOWER([.O5])=&quot;c&quot;;[.N13]+1;[.N13])" office:value-type="float" office:value="1">
            <text:p>1</text:p>
          </table:table-cell>
          <table:table-cell table:formula="of:=IF(LOWER([.P5])=&quot;c&quot;;[.O13]+1;[.O13])" office:value-type="float" office:value="1">
            <text:p>1</text:p>
          </table:table-cell>
          <table:table-cell table:formula="of:=IF(LOWER([.Q5])=&quot;c&quot;;[.P13]+1;[.P13])" office:value-type="float" office:value="1">
            <text:p>1</text:p>
          </table:table-cell>
          <table:table-cell table:formula="of:=IF(LOWER([.R5])=&quot;c&quot;;[.Q13]+1;[.Q13])" office:value-type="float" office:value="1">
            <text:p>1</text:p>
          </table:table-cell>
          <table:table-cell table:formula="of:=IF(LOWER([.S5])=&quot;c&quot;;[.R13]+1;[.R13])" office:value-type="float" office:value="1">
            <text:p>1</text:p>
          </table:table-cell>
          <table:table-cell table:formula="of:=IF(LOWER([.T5])=&quot;c&quot;;[.S13]+1;[.S13])" office:value-type="float" office:value="1">
            <text:p>1</text:p>
          </table:table-cell>
          <table:table-cell table:formula="of:=IF(LOWER([.U5])=&quot;c&quot;;[.T13]+1;[.T13])" office:value-type="float" office:value="2">
            <text:p>2</text:p>
          </table:table-cell>
          <table:table-cell table:formula="of:=IF(LOWER([.V5])=&quot;c&quot;;[.U13]+1;[.U13])" office:value-type="float" office:value="2">
            <text:p>2</text:p>
          </table:table-cell>
          <table:table-cell table:formula="of:=IF(LOWER([.W5])=&quot;c&quot;;[.V13]+1;[.V13])" office:value-type="float" office:value="2">
            <text:p>2</text:p>
          </table:table-cell>
          <table:table-cell table:formula="of:=IF(LOWER([.X5])=&quot;c&quot;;[.W13]+1;[.W13])" office:value-type="float" office:value="2">
            <text:p>2</text:p>
          </table:table-cell>
          <table:table-cell table:formula="of:=IF(LOWER([.Y5])=&quot;c&quot;;[.X13]+1;[.X13])" office:value-type="float" office:value="2">
            <text:p>2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Avalon 2">
            <text:p>Avalon 2</text:p>
          </table:table-cell>
          <table:table-cell table:style-name="ce93" table:formula="of:=IF(COUNTIF([.$AD$4:.$AD$6];[.AD6])&gt;1;[.Y144];0)" office:value-type="float" office:value="100">
            <text:p>100</text:p>
          </table:table-cell>
          <table:table-cell table:style-name="ce93" table:formula="of:=IF([.AE6]=&quot;y&quot;;RANK([.AC13];[.$AC$11:.$AC$13];0)+IF(COUNTIF([.$AC$11:.$AC$13];[.AC13])&gt;1;COUNTIF([.$AC$11:.$AC$13];[.AC13])/10;0)+IF([.$AD$7]=2;1;0);&quot;&quot;)" office:value-type="float" office:value="2">
            <text:p>2</text:p>
          </table:table-cell>
          <table:table-cell table:style-name="ce93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2">
            <text:p>2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2">
            <text:p>2</text:p>
          </table:table-cell>
          <table:table-cell table:formula="of:=SUM([.Q10:.Q14])" office:value-type="float" office:value="2">
            <text:p>2</text:p>
          </table:table-cell>
          <table:table-cell table:formula="of:=SUM([.R10:.R14])" office:value-type="float" office:value="2">
            <text:p>2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4">
            <text:p>4</text:p>
          </table:table-cell>
          <table:table-cell table:formula="of:=SUM([.U10:.U14])" office:value-type="float" office:value="5">
            <text:p>5</text:p>
          </table:table-cell>
          <table:table-cell table:formula="of:=SUM([.V10:.V14])" office:value-type="float" office:value="5">
            <text:p>5</text:p>
          </table:table-cell>
          <table:table-cell table:formula="of:=SUM([.W10:.W14])" office:value-type="float" office:value="5">
            <text:p>5</text:p>
          </table:table-cell>
          <table:table-cell table:formula="of:=SUM([.X10:.X14])" office:value-type="float" office:value="5">
            <text:p>5</text:p>
          </table:table-cell>
          <table:table-cell table:formula="of:=SUM([.Y10:.Y14])" office:value-type="float" office:value="5">
            <text:p>5</text:p>
          </table:table-cell>
          <table:table-cell table:number-columns-repeated="2"/>
          <table:table-cell table:formula="of:=[.$A$1]" office:value-type="string" office:string-value="Erindale 2">
            <text:p>Erindale 2</text:p>
          </table:table-cell>
          <table:table-cell table:style-name="ce93" table:formula="of:=IF(AND(Overtime=&quot;y&quot;;[.AE4]=&quot;y&quot;);[.AD11];[.AD4])" office:value-type="float" office:value="1">
            <text:p>1</text:p>
          </table:table-cell>
          <table:table-cell table:style-name="ce93" table:formula="of:=[.$S$42]" office:value-type="float" office:value="80">
            <text:p>80</text:p>
          </table:table-cell>
          <table:table-cell table:style-name="ce93" table:formula="of:=HLOOKUP([.AC16];TotalPoints;2)" office:value-type="float" office:value="10">
            <text:p>10</text:p>
          </table:table-cell>
          <table:table-cell table:style-name="ce93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Avalon 3">
            <text:p>Avalon 3</text:p>
          </table:table-cell>
          <table:table-cell table:style-name="ce93" table:formula="of:=IF(AND(Overtime=&quot;y&quot;;[.AE5]=&quot;y&quot;);[.AD12];[.AD5])" office:value-type="float" office:value="3">
            <text:p>3</text:p>
          </table:table-cell>
          <table:table-cell table:style-name="ce93" table:formula="of:=[.$S$93]" office:value-type="float" office:value="60">
            <text:p>60</text:p>
          </table:table-cell>
          <table:table-cell table:style-name="ce93" table:formula="of:=HLOOKUP([.AC17];TotalPoints;3)" office:value-type="float" office:value="5">
            <text:p>5</text:p>
          </table:table-cell>
          <table:table-cell table:style-name="ce93" table:formula="of:=[.S79]" office:value-type="float" office:value="3">
            <text:p>3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Avalon 2">
            <text:p>Avalon 2</text:p>
          </table:table-cell>
          <table:table-cell table:style-name="ce93" table:formula="of:=IF(AND(Overtime=&quot;y&quot;;[.AE6]=&quot;y&quot;);[.AD13];[.AD6])" office:value-type="float" office:value="2">
            <text:p>2</text:p>
          </table:table-cell>
          <table:table-cell table:style-name="ce93" table:formula="of:=[.$S$144]" office:value-type="float" office:value="80">
            <text:p>80</text:p>
          </table:table-cell>
          <table:table-cell table:style-name="ce93" table:formula="of:=HLOOKUP([.AC18];TotalPoints;4)" office:value-type="float" office:value="8">
            <text:p>8</text:p>
          </table:table-cell>
          <table:table-cell table:style-name="ce93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1">
            <text:p>1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1">
            <text:p>1</text:p>
          </table:table-cell>
          <table:table-cell table:formula="of:=IF(LOWER([.I5])=&quot;e&quot;;[.H25]+1;[.H25])" office:value-type="float" office:value="1">
            <text:p>1</text:p>
          </table:table-cell>
          <table:table-cell table:formula="of:=IF(LOWER([.J5])=&quot;e&quot;;[.I25]+1;[.I25])" office:value-type="float" office:value="1">
            <text:p>1</text:p>
          </table:table-cell>
          <table:table-cell table:formula="of:=IF(LOWER([.K5])=&quot;e&quot;;[.J25]+1;[.J25])" office:value-type="float" office:value="1">
            <text:p>1</text:p>
          </table:table-cell>
          <table:table-cell table:formula="of:=IF(LOWER([.L5])=&quot;e&quot;;[.K25]+1;[.K25])" office:value-type="float" office:value="1">
            <text:p>1</text:p>
          </table:table-cell>
          <table:table-cell table:formula="of:=IF(LOWER([.M5])=&quot;e&quot;;[.L25]+1;[.L25])" office:value-type="float" office:value="1">
            <text:p>1</text:p>
          </table:table-cell>
          <table:table-cell table:formula="of:=IF(LOWER([.N5])=&quot;e&quot;;[.M25]+1;[.M25])" office:value-type="float" office:value="1">
            <text:p>1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2.899cm" svg:height="1.781cm" svg:x="19.339cm" svg:y="11.179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20">
            <text:p>2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2.899cm" svg:height="1.781cm" svg:x="19.339cm" svg:y="16.598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20">
            <text:p>20</text:p>
          </table:table-cell>
          <table:table-cell table:formula="of:=IF([.T45];20+[.T18]+[.T19];0)+IF([.T47];10;0)+[.T29]+[.T39]" office:value-type="float" office:value="20">
            <text:p>20</text:p>
          </table:table-cell>
          <table:table-cell table:formula="of:=IF([.U45];20+[.U18]+[.U19];0)+IF([.U47];10;0)+[.U29]+[.U39]" office:value-type="float" office:value="20">
            <text:p>2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60">
            <text:p>60</text:p>
          </table:table-cell>
          <table:table-cell table:formula="of:=[.N42]+[.O41]" office:value-type="float" office:value="60">
            <text:p>60</text:p>
          </table:table-cell>
          <table:table-cell table:formula="of:=[.O42]+[.P41]" office:value-type="float" office:value="60">
            <text:p>60</text:p>
          </table:table-cell>
          <table:table-cell table:formula="of:=[.P42]+[.Q41]" office:value-type="float" office:value="60">
            <text:p>60</text:p>
          </table:table-cell>
          <table:table-cell table:formula="of:=[.Q42]+[.R41]" office:value-type="float" office:value="60">
            <text:p>60</text:p>
          </table:table-cell>
          <table:table-cell table:formula="of:=[.R42]+[.S41]" office:value-type="float" office:value="80">
            <text:p>80</text:p>
          </table:table-cell>
          <table:table-cell table:formula="of:=[.S42]+[.T41]" office:value-type="float" office:value="100">
            <text:p>100</text:p>
          </table:table-cell>
          <table:table-cell table:formula="of:=[.T42]+[.U41]" office:value-type="float" office:value="120">
            <text:p>120</text:p>
          </table:table-cell>
          <table:table-cell table:formula="of:=[.U42]+[.V41]" office:value-type="float" office:value="120">
            <text:p>120</text:p>
          </table:table-cell>
          <table:table-cell table:formula="of:=[.V42]+[.W41]" office:value-type="float" office:value="120">
            <text:p>120</text:p>
          </table:table-cell>
          <table:table-cell table:formula="of:=[.W42]+[.X41]" office:value-type="float" office:value="120">
            <text:p>120</text:p>
          </table:table-cell>
          <table:table-cell table:formula="of:=[.X42]+[.Y41]" office:value-type="float" office:value="120">
            <text:p>1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true">
            <text:p>TRUE</text:p>
          </table:table-cell>
          <table:table-cell table:style-name="ce101" table:formula="of:=COUNTIF([.F$2:.F$6];[.$D45])=1" office:value-type="boolean" office:boolean-value="false">
            <text:p>FALS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false">
            <text:p>FALSE</text:p>
          </table:table-cell>
          <table:table-cell table:style-name="ce101" table:formula="of:=COUNTIF([.J$2:.J$6];[.$D45])=1" office:value-type="boolean" office:boolean-value="false">
            <text:p>FALS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false">
            <text:p>FALS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true">
            <text:p>TRUE</text:p>
          </table:table-cell>
          <table:table-cell table:style-name="ce101" table:formula="of:=COUNTIF([.O$2:.O$6];[.$D45])=1" office:value-type="boolean" office:boolean-value="false">
            <text:p>FALSE</text:p>
          </table:table-cell>
          <table:table-cell table:style-name="ce101" table:formula="of:=COUNTIF([.P$2:.P$6];[.$D45])=1" office:value-type="boolean" office:boolean-value="false">
            <text:p>FALSE</text:p>
          </table:table-cell>
          <table:table-cell table:style-name="ce101" table:formula="of:=COUNTIF([.Q$2:.Q$6];[.$D45])=1" office:value-type="boolean" office:boolean-value="false">
            <text:p>FALSE</text:p>
          </table:table-cell>
          <table:table-cell table:style-name="ce101" table:formula="of:=COUNTIF([.R$2:.R$6];[.$D45])=1" office:value-type="boolean" office:boolean-value="false">
            <text:p>FALSE</text:p>
          </table:table-cell>
          <table:table-cell table:style-name="ce101" table:formula="of:=COUNTIF([.S$2:.S$6];[.$D45])=1" office:value-type="boolean" office:boolean-value="true">
            <text:p>TRUE</text:p>
          </table:table-cell>
          <table:table-cell table:style-name="ce101" table:formula="of:=COUNTIF([.T$2:.T$6];[.$D45])=1" office:value-type="boolean" office:boolean-value="true">
            <text:p>TRUE</text:p>
          </table:table-cell>
          <table:table-cell table:style-name="ce101" table:formula="of:=COUNTIF([.U$2:.U$6];[.$D45])=1" office:value-type="boolean" office:boolean-value="true">
            <text:p>TRU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false">
            <text:p>FALSE</text:p>
          </table:table-cell>
          <table:table-cell table:style-name="ce101" table:formula="of:=COUNTIF([.G$2:.G$6];[.$D46])=1" office:value-type="boolean" office:boolean-value="false">
            <text:p>FALSE</text:p>
          </table:table-cell>
          <table:table-cell table:style-name="ce101" table:formula="of:=COUNTIF([.H$2:.H$6];[.$D46])=1" office:value-type="boolean" office:boolean-value="true">
            <text:p>TRU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false">
            <text:p>FALS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true">
            <text:p>TRU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false">
            <text:p>FALS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1">
            <text:p>1</text:p>
          </table:table-cell>
          <table:table-cell table:style-name="ce102" table:formula="of:=IF(OR([.U$45];[.U$46];[.U$47];[.U$49];[.U$96];[.U$147];[.U$155]);1;0)" office:value-type="float" office:value="1">
            <text:p>1</text:p>
          </table:table-cell>
          <table:table-cell table:style-name="ce102" table:formula="of:=IF(OR([.V$45];[.V$46];[.V$47];[.V$49];[.V$96];[.V$147];[.V$155]);1;0)" office:value-type="float" office:value="1">
            <text:p>1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Avalon 3">
            <text:p>Avalon 3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>
            <text:p/>
          </table:table-cell>
          <table:table-cell table:style-name="ce93" table:formula="of:=[.S61]*20+[.Z61]+[.Z73]+[.Z83]" office:value-type="float" office:value="0">
            <text:p>0</text:p>
          </table:table-cell>
          <table:table-cell table:style-name="ce93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>
            <text:p/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>
            <text:p/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Beatrice Kusinza #">
            <text:p>Beatrice Kusinza #</text:p>
          </table:table-cell>
          <table:table-cell table:style-name="ce93" table:formula="of:=[.S62]*20+[.Z62]+[.Z74]+[.Z84]" office:value-type="float" office:value="0">
            <text:p>0</text:p>
          </table:table-cell>
          <table:table-cell table:style-name="ce93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>
            <text:p/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Will Shevkenek #">
            <text:p>Will Shevkenek #</text:p>
          </table:table-cell>
          <table:table-cell table:style-name="ce93" table:formula="of:=[.S63]*20+[.Z63]+[.Z75]+[.Z85]" office:value-type="float" office:value="60">
            <text:p>60</text:p>
          </table:table-cell>
          <table:table-cell table:style-name="ce93" table:formula="of:=[.S75]" office:value-type="float" office:value="1">
            <text:p>1</text:p>
          </table:table-cell>
          <table:table-cell table:formula="of:=[.S63]+[.S75]" office:value-type="float" office:value="4">
            <text:p>4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 office:value-type="string" office:string-value="c">
            <text:p>c</text:p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>
            <text:p/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 office:value-type="string" office:string-value="c">
            <text:p>c</text:p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 office:value-type="string" office:string-value="e">
            <text:p>e</text:p>
          </table:table-cell>
          <table:table-cell table:style-name="ce99" table:formula="of:=IF([Quiz.P16]=0;&quot;&quot;;[Quiz.P16])" office:value-type="string" office:string-value="c">
            <text:p>c</text:p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>
            <text:p/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Neil Wyatt #">
            <text:p>Neil Wyatt #</text:p>
          </table:table-cell>
          <table:table-cell table:style-name="ce93" table:formula="of:=[.S64]*20+[.Z64]+[.Z76]+[.Z86]" office:value-type="float" office:value="-10">
            <text:p>-10</text:p>
          </table:table-cell>
          <table:table-cell table:style-name="ce93" table:formula="of:=[.S76]" office:value-type="float" office:value="2">
            <text:p>2</text:p>
          </table:table-cell>
          <table:table-cell table:formula="of:=[.S64]+[.S76]" office:value-type="float" office:value="2">
            <text:p>2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 office:value-type="string" office:string-value="e">
            <text:p>e</text:p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 office:value-type="string" office:string-value="e">
            <text:p>e</text:p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>
            <text:p/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93" table:formula="of:=[.S65]*20+[.Z65]+[.Z77]+[.Z87]" office:value-type="float" office:value="0">
            <text:p>0</text:p>
          </table:table-cell>
          <table:table-cell table:style-name="ce93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>
            <text:p/>
          </table:table-cell>
          <table:table-cell table:style-name="ce99" table:formula="of:=IF([.F92]=0;&quot;&quot;;[.F93])" office:value-type="float" office:value="40">
            <text:p>40</text:p>
          </table:table-cell>
          <table:table-cell table:style-name="ce99" table:formula="of:=IF([.G92]=0;&quot;&quot;;[.G93])">
            <text:p/>
          </table:table-cell>
          <table:table-cell table:style-name="ce99" table:formula="of:=IF([.H92]=0;&quot;&quot;;[.H93])">
            <text:p/>
          </table:table-cell>
          <table:table-cell table:style-name="ce99" table:formula="of:=IF([.I92]=0;&quot;&quot;;[.I93])">
            <text:p/>
          </table:table-cell>
          <table:table-cell table:style-name="ce99" table:formula="of:=IF([.J92]=0;&quot;&quot;;[.J93])" office:value-type="float" office:value="30">
            <text:p>30</text:p>
          </table:table-cell>
          <table:table-cell table:style-name="ce99" table:formula="of:=IF([.K92]=0;&quot;&quot;;[.K93])">
            <text:p/>
          </table:table-cell>
          <table:table-cell table:style-name="ce99" table:formula="of:=IF([.L92]=0;&quot;&quot;;[.L93])">
            <text:p/>
          </table:table-cell>
          <table:table-cell table:style-name="ce99" table:formula="of:=IF([.M92]=0;&quot;&quot;;[.M93])" office:value-type="float" office:value="50">
            <text:p>50</text:p>
          </table:table-cell>
          <table:table-cell table:style-name="ce99" table:formula="of:=IF([.N92]=0;&quot;&quot;;[.N93])">
            <text:p/>
          </table:table-cell>
          <table:table-cell table:style-name="ce99" table:formula="of:=IF([.O92]=0;&quot;&quot;;[.O93])">
            <text:p/>
          </table:table-cell>
          <table:table-cell table:style-name="ce99" table:formula="of:=IF([.P92]=0;&quot;&quot;;[.P93])" office:value-type="float" office:value="40">
            <text:p>40</text:p>
          </table:table-cell>
          <table:table-cell table:style-name="ce99" table:formula="of:=IF([.Q92]=0;&quot;&quot;;[.Q93])" office:value-type="float" office:value="60">
            <text:p>60</text:p>
          </table:table-cell>
          <table:table-cell table:style-name="ce99" table:formula="of:=IF([.R92]=0;&quot;&quot;;[.R93])">
            <text:p/>
          </table:table-cell>
          <table:table-cell table:style-name="ce99" table:formula="of:=IF([.S92]=0;&quot;&quot;;[.S93])">
            <text:p/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1">
            <text:p>1</text:p>
          </table:table-cell>
          <table:table-cell table:formula="of:=IF(LOWER([.G55])=&quot;c&quot;;[.F63]+1;[.F63])" office:value-type="float" office:value="1">
            <text:p>1</text:p>
          </table:table-cell>
          <table:table-cell table:formula="of:=IF(LOWER([.H55])=&quot;c&quot;;[.G63]+1;[.G63])" office:value-type="float" office:value="1">
            <text:p>1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1">
            <text:p>1</text:p>
          </table:table-cell>
          <table:table-cell table:formula="of:=IF(LOWER([.L55])=&quot;c&quot;;[.K63]+1;[.K63])" office:value-type="float" office:value="1">
            <text:p>1</text:p>
          </table:table-cell>
          <table:table-cell table:formula="of:=IF(LOWER([.M55])=&quot;c&quot;;[.L63]+1;[.L63])" office:value-type="float" office:value="2">
            <text:p>2</text:p>
          </table:table-cell>
          <table:table-cell table:formula="of:=IF(LOWER([.N55])=&quot;c&quot;;[.M63]+1;[.M63])" office:value-type="float" office:value="2">
            <text:p>2</text:p>
          </table:table-cell>
          <table:table-cell table:formula="of:=IF(LOWER([.O55])=&quot;c&quot;;[.N63]+1;[.N63])" office:value-type="float" office:value="2">
            <text:p>2</text:p>
          </table:table-cell>
          <table:table-cell table:formula="of:=IF(LOWER([.P55])=&quot;c&quot;;[.O63]+1;[.O63])" office:value-type="float" office:value="2">
            <text:p>2</text:p>
          </table:table-cell>
          <table:table-cell table:formula="of:=IF(LOWER([.Q55])=&quot;c&quot;;[.P63]+1;[.P63])" office:value-type="float" office:value="3">
            <text:p>3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2">
            <text:p>2</text:p>
          </table:table-cell>
          <table:table-cell table:formula="of:=SUM([.O61:.O65])" office:value-type="float" office:value="2">
            <text:p>2</text:p>
          </table:table-cell>
          <table:table-cell table:formula="of:=SUM([.P61:.P65])" office:value-type="float" office:value="2">
            <text:p>2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1">
            <text:p>1</text:p>
          </table:table-cell>
          <table:table-cell table:formula="of:=IF(LOWER([.Q55])=&quot;e&quot;;[.P75]+1;[.P75])" office:value-type="float" office:value="1">
            <text:p>1</text:p>
          </table:table-cell>
          <table:table-cell table:formula="of:=IF(LOWER([.R55])=&quot;e&quot;;[.Q75]+1;[.Q75])" office:value-type="float" office:value="1">
            <text:p>1</text:p>
          </table:table-cell>
          <table:table-cell table:formula="of:=IF(LOWER([.S55])=&quot;e&quot;;[.R75]+1;[.R75])" office:value-type="float" office:value="1">
            <text:p>1</text:p>
          </table:table-cell>
          <table:table-cell table:formula="of:=IF(LOWER([.T55])=&quot;e&quot;;[.S75]+1;[.S75])" office:value-type="float" office:value="1">
            <text:p>1</text:p>
          </table:table-cell>
          <table:table-cell table:formula="of:=IF(LOWER([.U55])=&quot;e&quot;;[.T75]+1;[.T75])" office:value-type="float" office:value="1">
            <text:p>1</text:p>
          </table:table-cell>
          <table:table-cell table:formula="of:=IF(LOWER([.V55])=&quot;e&quot;;[.U75]+1;[.U75])" office:value-type="float" office:value="1">
            <text:p>1</text:p>
          </table:table-cell>
          <table:table-cell table:formula="of:=IF(LOWER([.W55])=&quot;e&quot;;[.V75]+1;[.V75])" office:value-type="float" office:value="1">
            <text:p>1</text:p>
          </table:table-cell>
          <table:table-cell table:formula="of:=IF(LOWER([.X55])=&quot;e&quot;;[.W75]+1;[.W75])" office:value-type="float" office:value="1">
            <text:p>1</text:p>
          </table:table-cell>
          <table:table-cell table:formula="of:=IF(LOWER([.Y55])=&quot;e&quot;;[.X75]+1;[.X75])" office:value-type="float" office:value="1">
            <text:p>1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1">
            <text:p>1</text:p>
          </table:table-cell>
          <table:table-cell table:formula="of:=IF(LOWER([.H56])=&quot;e&quot;;[.G76]+1;[.G76])" office:value-type="float" office:value="1">
            <text:p>1</text:p>
          </table:table-cell>
          <table:table-cell table:formula="of:=IF(LOWER([.I56])=&quot;e&quot;;[.H76]+1;[.H76])" office:value-type="float" office:value="1">
            <text:p>1</text:p>
          </table:table-cell>
          <table:table-cell table:formula="of:=IF(LOWER([.J56])=&quot;e&quot;;[.I76]+1;[.I76])" office:value-type="float" office:value="2">
            <text:p>2</text:p>
          </table:table-cell>
          <table:table-cell table:formula="of:=IF(LOWER([.K56])=&quot;e&quot;;[.J76]+1;[.J76])" office:value-type="float" office:value="2">
            <text:p>2</text:p>
          </table:table-cell>
          <table:table-cell table:formula="of:=IF(LOWER([.L56])=&quot;e&quot;;[.K76]+1;[.K76])" office:value-type="float" office:value="2">
            <text:p>2</text:p>
          </table:table-cell>
          <table:table-cell table:formula="of:=IF(LOWER([.M56])=&quot;e&quot;;[.L76]+1;[.L76])" office:value-type="float" office:value="2">
            <text:p>2</text:p>
          </table:table-cell>
          <table:table-cell table:formula="of:=IF(LOWER([.N56])=&quot;e&quot;;[.M76]+1;[.M76])" office:value-type="float" office:value="2">
            <text:p>2</text:p>
          </table:table-cell>
          <table:table-cell table:formula="of:=IF(LOWER([.O56])=&quot;e&quot;;[.N76]+1;[.N76])" office:value-type="float" office:value="2">
            <text:p>2</text:p>
          </table:table-cell>
          <table:table-cell table:formula="of:=IF(LOWER([.P56])=&quot;e&quot;;[.O76]+1;[.O76])" office:value-type="float" office:value="2">
            <text:p>2</text:p>
          </table:table-cell>
          <table:table-cell table:formula="of:=IF(LOWER([.Q56])=&quot;e&quot;;[.P76]+1;[.P76])" office:value-type="float" office:value="2">
            <text:p>2</text:p>
          </table:table-cell>
          <table:table-cell table:formula="of:=IF(LOWER([.R56])=&quot;e&quot;;[.Q76]+1;[.Q76])" office:value-type="float" office:value="2">
            <text:p>2</text:p>
          </table:table-cell>
          <table:table-cell table:formula="of:=IF(LOWER([.S56])=&quot;e&quot;;[.R76]+1;[.R76])" office:value-type="float" office:value="2">
            <text:p>2</text:p>
          </table:table-cell>
          <table:table-cell table:formula="of:=IF(LOWER([.T56])=&quot;e&quot;;[.S76]+1;[.S76])" office:value-type="float" office:value="2">
            <text:p>2</text:p>
          </table:table-cell>
          <table:table-cell table:formula="of:=IF(LOWER([.U56])=&quot;e&quot;;[.T76]+1;[.T76])" office:value-type="float" office:value="2">
            <text:p>2</text:p>
          </table:table-cell>
          <table:table-cell table:formula="of:=IF(LOWER([.V56])=&quot;e&quot;;[.U76]+1;[.U76])" office:value-type="float" office:value="2">
            <text:p>2</text:p>
          </table:table-cell>
          <table:table-cell table:formula="of:=IF(LOWER([.W56])=&quot;e&quot;;[.V76]+1;[.V76])" office:value-type="float" office:value="2">
            <text:p>2</text:p>
          </table:table-cell>
          <table:table-cell table:formula="of:=IF(LOWER([.X56])=&quot;e&quot;;[.W76]+1;[.W76])" office:value-type="float" office:value="2">
            <text:p>2</text:p>
          </table:table-cell>
          <table:table-cell table:formula="of:=IF(LOWER([.Y56])=&quot;e&quot;;[.X76]+1;[.X76])" office:value-type="float" office:value="2">
            <text:p>2</text:p>
          </table:table-cell>
          <table:table-cell table:formula="of:=IF([.S76]&gt;1;([.S76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2">
            <text:p>2</text:p>
          </table:table-cell>
          <table:table-cell table:formula="of:=SUM([.K73:.K77])" office:value-type="float" office:value="2">
            <text:p>2</text:p>
          </table:table-cell>
          <table:table-cell table:formula="of:=SUM([.L73:.L77])" office:value-type="float" office:value="2">
            <text:p>2</text:p>
          </table:table-cell>
          <table:table-cell table:formula="of:=SUM([.M73:.M77])" office:value-type="float" office:value="2">
            <text:p>2</text:p>
          </table:table-cell>
          <table:table-cell table:formula="of:=SUM([.N73:.N77])" office:value-type="float" office:value="2">
            <text:p>2</text:p>
          </table:table-cell>
          <table:table-cell table:formula="of:=SUM([.O73:.O77])" office:value-type="float" office:value="2">
            <text:p>2</text:p>
          </table:table-cell>
          <table:table-cell table:formula="of:=SUM([.P73:.P77])" office:value-type="float" office:value="3">
            <text:p>3</text:p>
          </table:table-cell>
          <table:table-cell table:formula="of:=SUM([.Q73:.Q77])" office:value-type="float" office:value="3">
            <text:p>3</text:p>
          </table:table-cell>
          <table:table-cell table:formula="of:=SUM([.R73:.R77])" office:value-type="float" office:value="3">
            <text:p>3</text:p>
          </table:table-cell>
          <table:table-cell table:formula="of:=SUM([.S73:.S77])" office:value-type="float" office:value="3">
            <text:p>3</text:p>
          </table:table-cell>
          <table:table-cell table:formula="of:=SUM([.T73:.T77])" office:value-type="float" office:value="3">
            <text:p>3</text:p>
          </table:table-cell>
          <table:table-cell table:formula="of:=SUM([.U73:.U77])" office:value-type="float" office:value="3">
            <text:p>3</text:p>
          </table:table-cell>
          <table:table-cell table:formula="of:=SUM([.V73:.V77])" office:value-type="float" office:value="3">
            <text:p>3</text:p>
          </table:table-cell>
          <table:table-cell table:formula="of:=SUM([.W73:.W77])" office:value-type="float" office:value="3">
            <text:p>3</text:p>
          </table:table-cell>
          <table:table-cell table:formula="of:=SUM([.X73:.X77])" office:value-type="float" office:value="3">
            <text:p>3</text:p>
          </table:table-cell>
          <table:table-cell table:formula="of:=SUM([.Y73:.Y77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-10">
            <text:p>-1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-10">
            <text:p>-10</text:p>
          </table:table-cell>
          <table:table-cell table:formula="of:=IF([.Q97];-10;0)" office:value-type="float" office:value="0">
            <office:annotation draw:style-name="gr2" draw:text-style-name="P2" svg:width="2.899cm" svg:height="1.781cm" svg:x="19.339cm" svg:y="34.25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-10">
            <text:p>-1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20">
            <text:p>2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-10">
            <text:p>-10</text:p>
          </table:table-cell>
          <table:table-cell table:formula="of:=IF([.Q96];20+[.Q69]+[.Q70];0)+IF([.Q98];10;0)+[.Q80]+[.Q90]" office:value-type="float" office:value="20">
            <office:annotation draw:style-name="gr2" draw:text-style-name="P2" svg:width="2.899cm" svg:height="1.781cm" svg:x="19.339cm" svg:y="39.67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2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30">
            <text:p>30</text:p>
          </table:table-cell>
          <table:table-cell table:formula="of:=[.J93]+[.K92]" office:value-type="float" office:value="30">
            <text:p>30</text:p>
          </table:table-cell>
          <table:table-cell table:formula="of:=[.K93]+[.L92]" office:value-type="float" office:value="30">
            <text:p>30</text:p>
          </table:table-cell>
          <table:table-cell table:formula="of:=[.L93]+[.M92]" office:value-type="float" office:value="50">
            <text:p>50</text:p>
          </table:table-cell>
          <table:table-cell table:formula="of:=[.M93]+[.N92]" office:value-type="float" office:value="50">
            <text:p>50</text:p>
          </table:table-cell>
          <table:table-cell table:formula="of:=[.N93]+[.O92]" office:value-type="float" office:value="50">
            <text:p>50</text:p>
          </table:table-cell>
          <table:table-cell table:formula="of:=[.O93]+[.P92]" office:value-type="float" office:value="40">
            <text:p>40</text:p>
          </table:table-cell>
          <table:table-cell table:formula="of:=[.P93]+[.Q92]" office:value-type="float" office:value="60">
            <text:p>60</text:p>
          </table:table-cell>
          <table:table-cell table:formula="of:=[.Q93]+[.R92]" office:value-type="float" office:value="60">
            <text:p>60</text:p>
          </table:table-cell>
          <table:table-cell table:formula="of:=[.R93]+[.S92]" office:value-type="float" office:value="60">
            <text:p>60</text:p>
          </table:table-cell>
          <table:table-cell table:formula="of:=[.S93]+[.T92]" office:value-type="float" office:value="60">
            <text:p>60</text:p>
          </table:table-cell>
          <table:table-cell table:formula="of:=[.T93]+[.U92]" office:value-type="float" office:value="60">
            <text:p>60</text:p>
          </table:table-cell>
          <table:table-cell table:formula="of:=[.U93]+[.V92]" office:value-type="float" office:value="60">
            <text:p>60</text:p>
          </table:table-cell>
          <table:table-cell table:formula="of:=[.V93]+[.W92]" office:value-type="float" office:value="60">
            <text:p>60</text:p>
          </table:table-cell>
          <table:table-cell table:formula="of:=[.W93]+[.X92]" office:value-type="float" office:value="60">
            <text:p>60</text:p>
          </table:table-cell>
          <table:table-cell table:formula="of:=[.X93]+[.Y92]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false">
            <text:p>FALSE</text:p>
          </table:table-cell>
          <table:table-cell table:style-name="ce101" table:formula="of:=COUNTIF([.F$53:.F$57];[.$D96])=1" office:value-type="boolean" office:boolean-value="true">
            <text:p>TRUE</text:p>
          </table:table-cell>
          <table:table-cell table:style-name="ce101" table:formula="of:=COUNTIF([.G$53:.G$57];[.$D96])=1" office:value-type="boolean" office:boolean-value="false">
            <text:p>FALSE</text:p>
          </table:table-cell>
          <table:table-cell table:style-name="ce101" table:formula="of:=COUNTIF([.H$53:.H$57];[.$D96])=1" office:value-type="boolean" office:boolean-value="false">
            <text:p>FALSE</text:p>
          </table:table-cell>
          <table:table-cell table:style-name="ce101" table:formula="of:=COUNTIF([.I$53:.I$57];[.$D96])=1" office:value-type="boolean" office:boolean-value="false">
            <text:p>FALSE</text:p>
          </table:table-cell>
          <table:table-cell table:style-name="ce101" table:formula="of:=COUNTIF([.J$53:.J$57];[.$D96])=1" office:value-type="boolean" office:boolean-value="false">
            <text:p>FALSE</text:p>
          </table:table-cell>
          <table:table-cell table:style-name="ce101" table:formula="of:=COUNTIF([.K$53:.K$57];[.$D96])=1" office:value-type="boolean" office:boolean-value="false">
            <text:p>FALS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true">
            <text:p>TRUE</text:p>
          </table:table-cell>
          <table:table-cell table:style-name="ce101" table:formula="of:=COUNTIF([.N$53:.N$57];[.$D96])=1" office:value-type="boolean" office:boolean-value="false">
            <text:p>FALSE</text:p>
          </table:table-cell>
          <table:table-cell table:style-name="ce101" table:formula="of:=COUNTIF([.O$53:.O$57];[.$D96])=1" office:value-type="boolean" office:boolean-value="false">
            <text:p>FALS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true">
            <text:p>TRUE</text:p>
          </table:table-cell>
          <table:table-cell table:style-name="ce101" table:formula="of:=COUNTIF([.R$53:.R$57];[.$D96])=1" office:value-type="boolean" office:boolean-value="false">
            <text:p>FALSE</text:p>
          </table:table-cell>
          <table:table-cell table:style-name="ce101" table:formula="of:=COUNTIF([.S$53:.S$57];[.$D96])=1" office:value-type="boolean" office:boolean-value="false">
            <text:p>FALS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true">
            <text:p>TRUE</text:p>
          </table:table-cell>
          <table:table-cell table:style-name="ce101" table:formula="of:=COUNTIF([.H$53:.H$57];[.$D97])=1" office:value-type="boolean" office:boolean-value="false">
            <text:p>FALSE</text:p>
          </table:table-cell>
          <table:table-cell table:style-name="ce101" table:formula="of:=COUNTIF([.I$53:.I$57];[.$D97])=1" office:value-type="boolean" office:boolean-value="false">
            <text:p>FALSE</text:p>
          </table:table-cell>
          <table:table-cell table:style-name="ce101" table:formula="of:=COUNTIF([.J$53:.J$57];[.$D97])=1" office:value-type="boolean" office:boolean-value="true">
            <text:p>TRU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false">
            <text:p>FALSE</text:p>
          </table:table-cell>
          <table:table-cell table:style-name="ce101" table:formula="of:=COUNTIF([.M$53:.M$57];[.$D97])=1" office:value-type="boolean" office:boolean-value="false">
            <text:p>FALS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true">
            <text:p>TRUE</text:p>
          </table:table-cell>
          <table:table-cell table:style-name="ce101" table:formula="of:=COUNTIF([.Q$53:.Q$57];[.$D97])=1" office:value-type="boolean" office:boolean-value="false">
            <text:p>FALS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false">
            <text:p>FALS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1">
            <text:p>1</text:p>
          </table:table-cell>
          <table:table-cell table:style-name="ce102" table:formula="of:=IF(OR([.U$45];[.U$96];[.U$97];[.U$98];[.U$100];[.U$147];[.U$155]);1;0)" office:value-type="float" office:value="1">
            <text:p>1</text:p>
          </table:table-cell>
          <table:table-cell table:style-name="ce102" table:formula="of:=IF(OR([.V$45];[.V$96];[.V$97];[.V$98];[.V$100];[.V$147];[.V$155]);1;0)" office:value-type="float" office:value="1">
            <text:p>1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Avalon 2">
            <text:p>Avalon 2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Chito Kusinza #">
            <text:p>Chito Kusinza #</text:p>
          </table:table-cell>
          <table:table-cell table:style-name="ce93" table:formula="of:=[.S112]*20+[.Z112]+[.Z124]+[.Z134]" office:value-type="float" office:value="20">
            <text:p>20</text:p>
          </table:table-cell>
          <table:table-cell table:style-name="ce93" table:formula="of:=[.S124]" office:value-type="float" office:value="1">
            <text:p>1</text:p>
          </table:table-cell>
          <table:table-cell table:formula="of:=[.S112]+[.S124]" office:value-type="float" office:value="2">
            <text:p>2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>
            <text:p/>
          </table:table-cell>
          <table:table-cell table:style-name="ce99" table:formula="of:=IF([Quiz.K22]=0;&quot;&quot;;[Quiz.K22])" office:value-type="string" office:string-value="e">
            <text:p>e</text:p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>
            <text:p/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 office:value-type="string" office:string-value="c">
            <text:p>c</text:p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 office:value-type="string" office:string-value="c">
            <text:p>c</text:p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Aimee Wyatt #">
            <text:p>Aimee Wyatt #</text:p>
          </table:table-cell>
          <table:table-cell table:style-name="ce93" table:formula="of:=[.S113]*20+[.Z113]+[.Z125]+[.Z135]" office:value-type="float" office:value="0">
            <text:p>0</text:p>
          </table:table-cell>
          <table:table-cell table:style-name="ce93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 office:value-type="string" office:string-value="mb">
            <text:p>mb</text:p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>
            <text:p/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Kiera Omit #">
            <text:p>Kiera Omit #</text:p>
          </table:table-cell>
          <table:table-cell table:style-name="ce93" table:formula="of:=[.S114]*20+[.Z114]+[.Z126]+[.Z136]" office:value-type="float" office:value="0">
            <text:p>0</text:p>
          </table:table-cell>
          <table:table-cell table:style-name="ce93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>
            <text:p/>
          </table:table-cell>
          <table:table-cell table:style-name="ce99" table:formula="of:=IF([Quiz.L24]=0;&quot;&quot;;[Quiz.L24])">
            <text:p/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Elijah Zhao #">
            <text:p>Elijah Zhao #</text:p>
          </table:table-cell>
          <table:table-cell table:style-name="ce93" table:formula="of:=[.S115]*20+[.Z115]+[.Z127]+[.Z137]" office:value-type="float" office:value="20">
            <text:p>20</text:p>
          </table:table-cell>
          <table:table-cell table:style-name="ce93" table:formula="of:=[.S127]" office:value-type="float" office:value="0">
            <text:p>0</text:p>
          </table:table-cell>
          <table:table-cell table:formula="of:=[.S115]+[.S127]" office:value-type="float" office:value="1">
            <text:p>1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 office:value-type="string" office:string-value="b">
            <text:p>b</text:p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 office:value-type="string" office:string-value="c">
            <text:p>c</text:p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>
            <text:p/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>
            <text:p/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93" table:formula="of:=[.S116]*20+[.Z116]+[.Z128]+[.Z138]" office:value-type="float" office:value="0">
            <text:p>0</text:p>
          </table:table-cell>
          <table:table-cell table:style-name="ce93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>
            <text:p/>
          </table:table-cell>
          <table:table-cell table:style-name="ce99" table:formula="of:=IF([.F143]=0;&quot;&quot;;[.F144])">
            <text:p/>
          </table:table-cell>
          <table:table-cell table:style-name="ce99" table:formula="of:=IF([.G143]=0;&quot;&quot;;[.G144])">
            <text:p/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 office:value-type="float" office:value="40">
            <text:p>40</text:p>
          </table:table-cell>
          <table:table-cell table:style-name="ce99" table:formula="of:=IF([.J143]=0;&quot;&quot;;[.J144])">
            <text:p/>
          </table:table-cell>
          <table:table-cell table:style-name="ce99" table:formula="of:=IF([.K143]=0;&quot;&quot;;[.K144])" office:value-type="float" office:value="60">
            <text:p>60</text:p>
          </table:table-cell>
          <table:table-cell table:style-name="ce99" table:formula="of:=IF([.L143]=0;&quot;&quot;;[.L144])">
            <text:p/>
          </table:table-cell>
          <table:table-cell table:style-name="ce99" table:formula="of:=IF([.M143]=0;&quot;&quot;;[.M144])">
            <text:p/>
          </table:table-cell>
          <table:table-cell table:style-name="ce99" table:formula="of:=IF([.N143]=0;&quot;&quot;;[.N144])">
            <text:p/>
          </table:table-cell>
          <table:table-cell table:style-name="ce99" table:formula="of:=IF([.O143]=0;&quot;&quot;;[.O144])">
            <text:p/>
          </table:table-cell>
          <table:table-cell table:style-name="ce99" table:formula="of:=IF([.P143]=0;&quot;&quot;;[.P144])">
            <text:p/>
          </table:table-cell>
          <table:table-cell table:style-name="ce99" table:formula="of:=IF([.Q143]=0;&quot;&quot;;[.Q144])">
            <text:p/>
          </table:table-cell>
          <table:table-cell table:style-name="ce99" table:formula="of:=IF([.R143]=0;&quot;&quot;;[.R144])" office:value-type="float" office:value="80">
            <text:p>80</text:p>
          </table:table-cell>
          <table:table-cell table:style-name="ce99" table:formula="of:=IF([.S143]=0;&quot;&quot;;[.S144])">
            <text:p/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 office:value-type="float" office:value="100">
            <text:p>100</text:p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1">
            <text:p>1</text:p>
          </table:table-cell>
          <table:table-cell table:formula="of:=IF(LOWER([.S104])=&quot;c&quot;;[.R112]+1;[.R112])" office:value-type="float" office:value="1">
            <text:p>1</text:p>
          </table:table-cell>
          <table:table-cell table:formula="of:=IF(LOWER([.T104])=&quot;c&quot;;[.S112]+1;[.S112])" office:value-type="float" office:value="1">
            <text:p>1</text:p>
          </table:table-cell>
          <table:table-cell table:formula="of:=IF(LOWER([.U104])=&quot;c&quot;;[.T112]+1;[.T112])" office:value-type="float" office:value="1">
            <text:p>1</text:p>
          </table:table-cell>
          <table:table-cell table:formula="of:=IF(LOWER([.V104])=&quot;c&quot;;[.U112]+1;[.U112])" office:value-type="float" office:value="2">
            <text:p>2</text:p>
          </table:table-cell>
          <table:table-cell table:formula="of:=IF(LOWER([.W104])=&quot;c&quot;;[.V112]+1;[.V112])" office:value-type="float" office:value="2">
            <text:p>2</text:p>
          </table:table-cell>
          <table:table-cell table:formula="of:=IF(LOWER([.X104])=&quot;c&quot;;[.W112]+1;[.W112])" office:value-type="float" office:value="2">
            <text:p>2</text:p>
          </table:table-cell>
          <table:table-cell table:formula="of:=IF(LOWER([.Y104])=&quot;c&quot;;[.X112]+1;[.X112])" office:value-type="float" office:value="2">
            <text:p>2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1">
            <text:p>1</text:p>
          </table:table-cell>
          <table:table-cell table:formula="of:=IF(LOWER([.L107])=&quot;c&quot;;[.K115]+1;[.K115])" office:value-type="float" office:value="1">
            <text:p>1</text:p>
          </table:table-cell>
          <table:table-cell table:formula="of:=IF(LOWER([.M107])=&quot;c&quot;;[.L115]+1;[.L115])" office:value-type="float" office:value="1">
            <text:p>1</text:p>
          </table:table-cell>
          <table:table-cell table:formula="of:=IF(LOWER([.N107])=&quot;c&quot;;[.M115]+1;[.M115])" office:value-type="float" office:value="1">
            <text:p>1</text:p>
          </table:table-cell>
          <table:table-cell table:formula="of:=IF(LOWER([.O107])=&quot;c&quot;;[.N115]+1;[.N115])" office:value-type="float" office:value="1">
            <text:p>1</text:p>
          </table:table-cell>
          <table:table-cell table:formula="of:=IF(LOWER([.P107])=&quot;c&quot;;[.O115]+1;[.O115])" office:value-type="float" office:value="1">
            <text:p>1</text:p>
          </table:table-cell>
          <table:table-cell table:formula="of:=IF(LOWER([.Q107])=&quot;c&quot;;[.P115]+1;[.P115])" office:value-type="float" office:value="1">
            <text:p>1</text:p>
          </table:table-cell>
          <table:table-cell table:formula="of:=IF(LOWER([.R107])=&quot;c&quot;;[.Q115]+1;[.Q115])" office:value-type="float" office:value="1">
            <text:p>1</text:p>
          </table:table-cell>
          <table:table-cell table:formula="of:=IF(LOWER([.S107])=&quot;c&quot;;[.R115]+1;[.R115])" office:value-type="float" office:value="1">
            <text:p>1</text:p>
          </table:table-cell>
          <table:table-cell table:formula="of:=IF(LOWER([.T107])=&quot;c&quot;;[.S115]+1;[.S115])" office:value-type="float" office:value="1">
            <text:p>1</text:p>
          </table:table-cell>
          <table:table-cell table:formula="of:=IF(LOWER([.U107])=&quot;c&quot;;[.T115]+1;[.T115])" office:value-type="float" office:value="1">
            <text:p>1</text:p>
          </table:table-cell>
          <table:table-cell table:formula="of:=IF(LOWER([.V107])=&quot;c&quot;;[.U115]+1;[.U115])" office:value-type="float" office:value="1">
            <text:p>1</text:p>
          </table:table-cell>
          <table:table-cell table:formula="of:=IF(LOWER([.W107])=&quot;c&quot;;[.V115]+1;[.V115])" office:value-type="float" office:value="1">
            <text:p>1</text:p>
          </table:table-cell>
          <table:table-cell table:formula="of:=IF(LOWER([.X107])=&quot;c&quot;;[.W115]+1;[.W115])" office:value-type="float" office:value="1">
            <text:p>1</text:p>
          </table:table-cell>
          <table:table-cell table:formula="of:=IF(LOWER([.Y107])=&quot;c&quot;;[.X115]+1;[.X115])" office:value-type="float" office:value="1">
            <text:p>1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1">
            <text:p>1</text:p>
          </table:table-cell>
          <table:table-cell table:formula="of:=SUM([.R112:.R116])" office:value-type="float" office:value="2">
            <text:p>2</text:p>
          </table:table-cell>
          <table:table-cell table:formula="of:=SUM([.S112:.S116])" office:value-type="float" office:value="2">
            <text:p>2</text:p>
          </table:table-cell>
          <table:table-cell table:formula="of:=SUM([.T112:.T116])" office:value-type="float" office:value="2">
            <text:p>2</text:p>
          </table:table-cell>
          <table:table-cell table:formula="of:=SUM([.U112:.U116])" office:value-type="float" office:value="2">
            <text:p>2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2.899cm" svg:height="1.781cm" svg:x="19.339cm" svg:y="57.303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20">
            <text:p>2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20">
            <text:p>2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2.899cm" svg:height="1.781cm" svg:x="19.339cm" svg:y="62.722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20">
            <text:p>2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20">
            <text:p>2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60">
            <text:p>6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60">
            <text:p>60</text:p>
          </table:table-cell>
          <table:table-cell table:formula="of:=[.O144]+[.P143]" office:value-type="float" office:value="60">
            <text:p>60</text:p>
          </table:table-cell>
          <table:table-cell table:formula="of:=[.P144]+[.Q143]" office:value-type="float" office:value="60">
            <text:p>60</text:p>
          </table:table-cell>
          <table:table-cell table:formula="of:=[.Q144]+[.R143]" office:value-type="float" office:value="80">
            <text:p>80</text:p>
          </table:table-cell>
          <table:table-cell table:formula="of:=[.R144]+[.S143]" office:value-type="float" office:value="80">
            <text:p>80</text:p>
          </table:table-cell>
          <table:table-cell table:formula="of:=[.S144]+[.T143]" office:value-type="float" office:value="80">
            <text:p>80</text:p>
          </table:table-cell>
          <table:table-cell table:formula="of:=[.T144]+[.U143]" office:value-type="float" office:value="80">
            <text:p>80</text:p>
          </table:table-cell>
          <table:table-cell table:formula="of:=[.U144]+[.V143]" office:value-type="float" office:value="100">
            <text:p>100</text:p>
          </table:table-cell>
          <table:table-cell table:formula="of:=[.V144]+[.W143]" office:value-type="float" office:value="100">
            <text:p>100</text:p>
          </table:table-cell>
          <table:table-cell table:formula="of:=[.W144]+[.X143]" office:value-type="float" office:value="100">
            <text:p>100</text:p>
          </table:table-cell>
          <table:table-cell table:formula="of:=[.X144]+[.Y143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false">
            <text:p>FALSE</text:p>
          </table:table-cell>
          <table:table-cell table:style-name="ce101" table:formula="of:=COUNTIF([.F$104:.F$108];[.$D147])=1" office:value-type="boolean" office:boolean-value="false">
            <text:p>FALSE</text:p>
          </table:table-cell>
          <table:table-cell table:style-name="ce101" table:formula="of:=COUNTIF([.G$104:.G$108];[.$D147])=1" office:value-type="boolean" office:boolean-value="false">
            <text:p>FALS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false">
            <text:p>FALSE</text:p>
          </table:table-cell>
          <table:table-cell table:style-name="ce101" table:formula="of:=COUNTIF([.K$104:.K$108];[.$D147])=1" office:value-type="boolean" office:boolean-value="true">
            <text:p>TRUE</text:p>
          </table:table-cell>
          <table:table-cell table:style-name="ce101" table:formula="of:=COUNTIF([.L$104:.L$108];[.$D147])=1" office:value-type="boolean" office:boolean-value="false">
            <text:p>FALSE</text:p>
          </table:table-cell>
          <table:table-cell table:style-name="ce101" table:formula="of:=COUNTIF([.M$104:.M$108];[.$D147])=1" office:value-type="boolean" office:boolean-value="false">
            <text:p>FALSE</text:p>
          </table:table-cell>
          <table:table-cell table:style-name="ce101" table:formula="of:=COUNTIF([.N$104:.N$108];[.$D147])=1" office:value-type="boolean" office:boolean-value="false">
            <text:p>FALS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false">
            <text:p>FALSE</text:p>
          </table:table-cell>
          <table:table-cell table:style-name="ce101" table:formula="of:=COUNTIF([.Q$104:.Q$108];[.$D147])=1" office:value-type="boolean" office:boolean-value="false">
            <text:p>FALSE</text:p>
          </table:table-cell>
          <table:table-cell table:style-name="ce101" table:formula="of:=COUNTIF([.R$104:.R$108];[.$D147])=1" office:value-type="boolean" office:boolean-value="true">
            <text:p>TRUE</text:p>
          </table:table-cell>
          <table:table-cell table:style-name="ce101" table:formula="of:=COUNTIF([.S$104:.S$108];[.$D147])=1" office:value-type="boolean" office:boolean-value="false">
            <text:p>FALS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true">
            <text:p>TRU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false">
            <text:p>FALS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false">
            <text:p>FALS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false">
            <text:p>FALSE</text:p>
          </table:table-cell>
          <table:table-cell table:style-name="ce101" table:formula="of:=COUNTIF([.L$104:.L$108];[.$D148])=1" office:value-type="boolean" office:boolean-value="true">
            <text:p>TRU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false">
            <text:p>FALS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false">
            <text:p>FALS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true">
            <text:p>TRU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true">
            <text:p>TRU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1">
            <text:p>1</text:p>
          </table:table-cell>
          <table:table-cell table:style-name="ce102" table:formula="of:=IF(OR([.U$45];[.U$96];[.U$147];[.U$148];[.U$149];[.U$151];[.U$155]);1;0)" office:value-type="float" office:value="1">
            <text:p>1</text:p>
          </table:table-cell>
          <table:table-cell table:style-name="ce102" table:formula="of:=IF(OR([.V$45];[.V$96];[.V$147];[.V$148];[.V$149];[.V$151];[.V$155]);1;0)" office:value-type="float" office:value="1">
            <text:p>1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false">
            <text:p>FALS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4:0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57:47.92</meta:creation-date>
    <meta:editing-duration>PT1M</meta:editing-duration>
    <meta:editing-cycles>3</meta:editing-cycles>
    <meta:generator>OpenOffice/4.1.5$Win32 OpenOffice.org_project/415m1$Build-9789</meta:generator>
    <meta:initial-creator>cmd quizzing</meta:initial-creator>
    <dc:date>2018-11-10T14:00:25.11</dc:date>
    <dc:creator>cmd quizzing</dc:creator>
    <meta:document-statistic meta:table-count="5" meta:cell-count="4549" meta:object-count="0"/>
  </office:meta>
</office:document-meta>
</file>